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8146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8898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6646in"/>
    </style:style>
    <style:style style:name="co27" style:family="table-column">
      <style:table-column-properties fo:break-before="auto" style:column-width="0.8575in"/>
    </style:style>
    <style:style style:name="co28" style:family="table-column">
      <style:table-column-properties fo:break-before="auto" style:column-width="1.4472in"/>
    </style:style>
    <style:style style:name="co29" style:family="table-column">
      <style:table-column-properties fo:break-before="auto" style:column-width="1.0075in"/>
    </style:style>
    <style:style style:name="co30" style:family="table-column">
      <style:table-column-properties fo:break-before="auto" style:column-width="1.2327in"/>
    </style:style>
    <style:style style:name="co31" style:family="table-column">
      <style:table-column-properties fo:break-before="auto" style:column-width="0.9965in"/>
    </style:style>
    <style:style style:name="co32" style:family="table-column">
      <style:table-column-properties fo:break-before="auto" style:column-width="1.1472in"/>
    </style:style>
    <style:style style:name="co33" style:family="table-column">
      <style:table-column-properties fo:break-before="auto" style:column-width="0.9862in"/>
    </style:style>
    <style:style style:name="co34" style:family="table-column">
      <style:table-column-properties fo:break-before="auto" style:column-width="1.0827in"/>
    </style:style>
    <style:style style:name="co35" style:family="table-column">
      <style:table-column-properties fo:break-before="auto" style:column-width="1.2646in"/>
    </style:style>
    <style:style style:name="co36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RAM_Benchmark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formula="of:=([.F4]+[.F5])/[.B10]" office:value-type="float" office:value="699.357736031119" calcext:value-type="float">
            <text:p>699.36</text:p>
          </table:table-cell>
          <table:table-cell office:value-type="float" office:value="727.537365" calcext:value-type="float">
            <text:p>727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7.537365" calcext:value-type="float">
            <text:p>727.53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formula="of:=([.F4]+[.F5])/[.B11]" office:value-type="float" office:value="350.984622252825" calcext:value-type="float">
            <text:p>350.98</text:p>
          </table:table-cell>
          <table:table-cell office:value-type="float" office:value="383.481114" calcext:value-type="float">
            <text:p>383.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3.481114" calcext:value-type="float">
            <text:p>383.481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formula="of:=([.F4]+[.F5])/[.B12]" office:value-type="float" office:value="240.606689282417" calcext:value-type="float">
            <text:p>240.61</text:p>
          </table:table-cell>
          <table:table-cell office:value-type="float" office:value="268.122502" calcext:value-type="float">
            <text:p>268.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8.122502" calcext:value-type="float">
            <text:p>268.122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formula="of:=([.F4]+[.F5])/[.B13]" office:value-type="float" office:value="187.614418437221" calcext:value-type="float">
            <text:p>187.61</text:p>
          </table:table-cell>
          <table:table-cell office:value-type="float" office:value="208.363174" calcext:value-type="float">
            <text:p>208.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8.363174" calcext:value-type="float">
            <text:p>208.36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formula="of:=([.F4]+[.F5])/[.B14]" office:value-type="float" office:value="158.406162000089" calcext:value-type="float">
            <text:p>158.41</text:p>
          </table:table-cell>
          <table:table-cell office:value-type="float" office:value="168.76635" calcext:value-type="float">
            <text:p>168.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.76635" calcext:value-type="float">
            <text:p>168.7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formula="of:=([.F4]+[.F5])/[.B15]" office:value-type="float" office:value="148.132208158423" calcext:value-type="float">
            <text:p>148.13</text:p>
          </table:table-cell>
          <table:table-cell office:value-type="float" office:value="146.175714" calcext:value-type="float">
            <text:p>146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6.175714" calcext:value-type="float">
            <text:p>146.17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formula="of:=([.F4]+[.F5])/[.B16]" office:value-type="float" office:value="139.945818122575" calcext:value-type="float">
            <text:p>139.95</text:p>
          </table:table-cell>
          <table:table-cell office:value-type="float" office:value="126.399257" calcext:value-type="float">
            <text:p>126.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6.399257" calcext:value-type="float">
            <text:p>126.399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116.216027" calcext:value-type="float">
            <text:p>116.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.216027" calcext:value-type="float">
            <text:p>116.21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formula="of:=([.F4]+[.F5])/[.B18]" office:value-type="float" office:value="129.914188568484" calcext:value-type="float">
            <text:p>129.91</text:p>
          </table:table-cell>
          <table:table-cell office:value-type="float" office:value="110.538221" calcext:value-type="float">
            <text:p>110.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.538221" calcext:value-type="float">
            <text:p>110.538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formula="of:=([.F4]+[.F5])/[.B19]" office:value-type="float" office:value="126.612942822243" calcext:value-type="float">
            <text:p>126.61</text:p>
          </table:table-cell>
          <table:table-cell office:value-type="float" office:value="105.72125" calcext:value-type="float">
            <text:p>105.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.72125" calcext:value-type="float">
            <text:p>105.72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formula="of:=([.F4]+[.F5])/[.B20]" office:value-type="float" office:value="125.043404608633" calcext:value-type="float">
            <text:p>125.04</text:p>
          </table:table-cell>
          <table:table-cell office:value-type="float" office:value="102.531164" calcext:value-type="float">
            <text:p>102.5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.531164" calcext:value-type="float">
            <text:p>102.531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formula="of:=([.F4]+[.F5])/[.B21]" office:value-type="float" office:value="125.009368371975" calcext:value-type="float">
            <text:p>125.01</text:p>
          </table:table-cell>
          <table:table-cell office:value-type="float" office:value="101.564204" calcext:value-type="float">
            <text:p>101.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1.564204" calcext:value-type="float">
            <text:p>101.564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formula="of:=([.F4]+[.F5])/[.B22]" office:value-type="float" office:value="124.259239158097" calcext:value-type="float">
            <text:p>124.26</text:p>
          </table:table-cell>
          <table:table-cell office:value-type="float" office:value="99.683044" calcext:value-type="float">
            <text:p>99.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.683044" calcext:value-type="float">
            <text:p>99.68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formula="of:=([.F4]+[.F5])/[.B23]" office:value-type="float" office:value="124.166105515061" calcext:value-type="float">
            <text:p>124.17</text:p>
          </table:table-cell>
          <table:table-cell office:value-type="float" office:value="98.922859" calcext:value-type="float">
            <text:p>98.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.922859" calcext:value-type="float">
            <text:p>98.922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formula="of:=([.F4]+[.F5])/[.B24]" office:value-type="float" office:value="124.548508981554" calcext:value-type="float">
            <text:p>124.55</text:p>
          </table:table-cell>
          <table:table-cell office:value-type="float" office:value="99.10065" calcext:value-type="float">
            <text:p>99.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9.10065" calcext:value-type="float">
            <text:p>99.10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formula="of:=([.F4]+[.F5])/[.B25]" office:value-type="float" office:value="124.812087928351" calcext:value-type="float">
            <text:p>124.81</text:p>
          </table:table-cell>
          <table:table-cell office:value-type="float" office:value="98.759093" calcext:value-type="float">
            <text:p>98.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.759093" calcext:value-type="float">
            <text:p>98.759093</text:p>
          </table:table-cell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/>
          <table:table-cell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/>
          <table:table-cell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/>
          <table:table-cell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/>
          <table:table-cell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/>
          <table:table-cell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/>
          <table:table-cell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/>
          <table:table-cell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/>
          <table:table-cell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/>
          <table:table-cell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/>
          <table:table-cell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/>
          <table:table-cell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/>
          <table:table-cell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/>
          <table:table-cell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/>
          <table:table-cell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 table:style-name="Default"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style-name="Default" table:number-columns-repeated="2"/>
          <table:table-cell table:number-columns-repeated="5"/>
        </table:table-row>
      </table:table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8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320" calcext:value-type="float">
            <text:p>32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1600000" calcext:value-type="float">
            <text:p>1,6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1535.424048" calcext:value-type="float">
            <text:p>1535.4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7677120.24" calcext:value-type="float">
            <text:p>7,677,12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1855.424048" calcext:value-type="float">
            <text:p>1855.4</text:p>
          </table:table-cell>
          <table:table-cell/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756.988424599969" calcext:value-type="float">
            <text:p>756.9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389.922757878632" calcext:value-type="float">
            <text:p>389.92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267.835352538008" calcext:value-type="float">
            <text:p>267.8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205.233763469881" calcext:value-type="float">
            <text:p>205.23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178.098595886335" calcext:value-type="float">
            <text:p>178.10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167.539906740879" calcext:value-type="float">
            <text:p>167.54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164.11839014984" calcext:value-type="float">
            <text:p>164.1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154.89360681877" calcext:value-type="float">
            <text:p>154.89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149.0599757381" calcext:value-type="float">
            <text:p>149.06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145.471199208441" calcext:value-type="float">
            <text:p>145.47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143.238602434268" calcext:value-type="float">
            <text:p>143.24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141.858932547158" calcext:value-type="float">
            <text:p>141.8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140.363154733356" calcext:value-type="float">
            <text:p>140.36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139.962286559148" calcext:value-type="float">
            <text:p>139.96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139.817160046902" calcext:value-type="float">
            <text:p>139.82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139.8586844077" calcext:value-type="float">
            <text:p>139.86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3200000" calcext:value-type="float">
            <text:p>3,2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1855.424048" calcext:value-type="float">
            <text:p>1855.424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464.077500942657" calcext:value-type="float">
            <text:p>464.08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241.843451710665" calcext:value-type="float">
            <text:p>241.84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164.079845354746" calcext:value-type="float">
            <text:p>164.08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125.919309332588" calcext:value-type="float">
            <text:p>125.92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101.424057152456" calcext:value-type="float">
            <text:p>101.42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84.8237124688207" calcext:value-type="float">
            <text:p>84.82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73.2488377469573" calcext:value-type="float">
            <text:p>73.25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66.0600155241036" calcext:value-type="float">
            <text:p>66.06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61.9564291412065" calcext:value-type="float">
            <text:p>61.96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55.9196155526431" calcext:value-type="float">
            <text:p>55.92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51.4240442761021" calcext:value-type="float">
            <text:p>51.42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48.4524000593542" calcext:value-type="float">
            <text:p>48.45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47.1677950087629" calcext:value-type="float">
            <text:p>47.17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44.0197153300034" calcext:value-type="float">
            <text:p>44.02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41.1958644501575" calcext:value-type="float">
            <text:p>41.2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38.6915017743681" calcext:value-type="float">
            <text:p>38.69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22" table:default-cell-style-name="ce18"/>
        <table:table-column table:style-name="co17" table:default-cell-style-name="ce18"/>
        <table:table-column table:style-name="co13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18" table:default-cell-style-name="ce18"/>
        <table:table-column table:style-name="co1" table:number-columns-repeated="8" table:default-cell-style-name="Default"/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  <table:table-cell table:number-columns-repeated="2"/>
          <table:table-cell office:value-type="string" calcext:value-type="string">
            <text:p>NVM sum test cpu 0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formula="of:=[.E4]+[.E5]" office:value-type="float" office:value="1159640030000" calcext:value-type="float">
            <text:p>1,159,640,030,000</text:p>
          </table:table-cell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float" office:value="6455.2" calcext:value-type="float">
            <text:p>6455.2</text:p>
          </table:table-cell>
          <table:table-cell table:style-name="ce10" office:value-type="float" office:value="4492.9" calcext:value-type="float">
            <text:p>4492.9</text:p>
          </table:table-cell>
          <table:table-cell table:style-name="ce10" office:value-type="float" office:value="6134.2" calcext:value-type="float">
            <text:p>6134.2</text:p>
          </table:table-cell>
          <table:table-cell table:style-name="ce10" office:value-type="float" office:value="5451.6" calcext:value-type="float">
            <text:p>5451.6</text:p>
          </table:table-cell>
          <table:table-cell table:style-name="ce10" office:value-type="float" office:value="5422.2" calcext:value-type="float">
            <text:p>5422.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" office:value-type="float" office:value="12606.9" calcext:value-type="float">
            <text:p>12606.9</text:p>
          </table:table-cell>
          <table:table-cell table:style-name="ce10" office:value-type="float" office:value="8783.7" calcext:value-type="float">
            <text:p>8783.7</text:p>
          </table:table-cell>
          <table:table-cell table:style-name="ce10" office:value-type="float" office:value="11978.3" calcext:value-type="float">
            <text:p>11978.3</text:p>
          </table:table-cell>
          <table:table-cell table:style-name="ce10" office:value-type="float" office:value="10631" calcext:value-type="float">
            <text:p>10631.0</text:p>
          </table:table-cell>
          <table:table-cell table:style-name="ce10" office:value-type="float" office:value="10423.9" calcext:value-type="float">
            <text:p>10423.9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" office:value-type="float" office:value="18284.2" calcext:value-type="float">
            <text:p>18284.2</text:p>
          </table:table-cell>
          <table:table-cell table:style-name="ce10" office:value-type="float" office:value="12732.8" calcext:value-type="float">
            <text:p>12732.8</text:p>
          </table:table-cell>
          <table:table-cell table:style-name="ce10" office:value-type="float" office:value="17392.6" calcext:value-type="float">
            <text:p>17392.6</text:p>
          </table:table-cell>
          <table:table-cell table:style-name="ce10" office:value-type="float" office:value="15414.4" calcext:value-type="float">
            <text:p>15414.4</text:p>
          </table:table-cell>
          <table:table-cell table:style-name="ce10" office:value-type="float" office:value="15141.5" calcext:value-type="float">
            <text:p>15141.5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0" office:value-type="float" office:value="24033.7" calcext:value-type="float">
            <text:p>24033.7</text:p>
          </table:table-cell>
          <table:table-cell table:style-name="ce10" office:value-type="float" office:value="16760.6" calcext:value-type="float">
            <text:p>16760.6</text:p>
          </table:table-cell>
          <table:table-cell table:style-name="ce10" office:value-type="float" office:value="22869.3" calcext:value-type="float">
            <text:p>22869.3</text:p>
          </table:table-cell>
          <table:table-cell table:style-name="ce10" office:value-type="float" office:value="20280.1" calcext:value-type="float">
            <text:p>20280.1</text:p>
          </table:table-cell>
          <table:table-cell table:style-name="ce10" office:value-type="float" office:value="19841.8" calcext:value-type="float">
            <text:p>1984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([.F4]+[.F5])/[.B10]" office:value-type="float" office:value="124.548508981554" calcext:value-type="float">
            <text:p>124.55</text:p>
          </table:table-cell>
          <table:table-cell table:style-name="ce18" office:value-type="float" office:value="106.47724" calcext:value-type="float">
            <text:p>106.48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0" office:value-type="float" office:value="29584.8" calcext:value-type="float">
            <text:p>29584.8</text:p>
          </table:table-cell>
          <table:table-cell table:style-name="ce10" office:value-type="float" office:value="20683.6" calcext:value-type="float">
            <text:p>20683.6</text:p>
          </table:table-cell>
          <table:table-cell table:style-name="ce10" office:value-type="float" office:value="28242.3" calcext:value-type="float">
            <text:p>28242.3</text:p>
          </table:table-cell>
          <table:table-cell table:style-name="ce10" office:value-type="float" office:value="25052.1" calcext:value-type="float">
            <text:p>25052.1</text:p>
          </table:table-cell>
          <table:table-cell table:style-name="ce10" office:value-type="float" office:value="24489.6" calcext:value-type="float">
            <text:p>2448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11]" office:value-type="float" office:value="124.166105515061" calcext:value-type="float">
            <text:p>124.17</text:p>
          </table:table-cell>
          <table:table-cell table:style-name="ce18" office:value-type="float" office:value="107.572792" calcext:value-type="float">
            <text:p>107.57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" office:value-type="float" office:value="35355.3" calcext:value-type="float">
            <text:p>35355.3</text:p>
          </table:table-cell>
          <table:table-cell table:style-name="ce10" office:value-type="float" office:value="24818.6" calcext:value-type="float">
            <text:p>24818.6</text:p>
          </table:table-cell>
          <table:table-cell table:style-name="ce10" office:value-type="float" office:value="33865.8" calcext:value-type="float">
            <text:p>33865.8</text:p>
          </table:table-cell>
          <table:table-cell table:style-name="ce10" office:value-type="float" office:value="30064.3" calcext:value-type="float">
            <text:p>30064.3</text:p>
          </table:table-cell>
          <table:table-cell table:style-name="ce10" office:value-type="float" office:value="29347" calcext:value-type="float">
            <text:p>2934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12]" office:value-type="float" office:value="124.259239158097" calcext:value-type="float">
            <text:p>124.26</text:p>
          </table:table-cell>
          <table:table-cell table:style-name="ce18" office:value-type="float" office:value="111.84962" calcext:value-type="float">
            <text:p>111.85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" office:value-type="float" office:value="37564.9" calcext:value-type="float">
            <text:p>37564.9</text:p>
          </table:table-cell>
          <table:table-cell table:style-name="ce10" office:value-type="float" office:value="24631.4" calcext:value-type="float">
            <text:p>24631.4</text:p>
          </table:table-cell>
          <table:table-cell table:style-name="ce10" office:value-type="float" office:value="29185.7" calcext:value-type="float">
            <text:p>29185.7</text:p>
          </table:table-cell>
          <table:table-cell table:style-name="ce10" office:value-type="float" office:value="26727.6" calcext:value-type="float">
            <text:p>26727.6</text:p>
          </table:table-cell>
          <table:table-cell table:style-name="ce10" office:value-type="float" office:value="34074.4" calcext:value-type="float">
            <text:p>3407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13]" office:value-type="float" office:value="125.009368371975" calcext:value-type="float">
            <text:p>125.01</text:p>
          </table:table-cell>
          <table:table-cell table:style-name="ce18" office:value-type="float" office:value="137.925629" calcext:value-type="float">
            <text:p>137.93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 office:value-type="float" office:value="45400.6" calcext:value-type="float">
            <text:p>45400.6</text:p>
          </table:table-cell>
          <table:table-cell table:style-name="ce10" office:value-type="float" office:value="31945.8" calcext:value-type="float">
            <text:p>31945.8</text:p>
          </table:table-cell>
          <table:table-cell table:style-name="ce10" office:value-type="float" office:value="43520.9" calcext:value-type="float">
            <text:p>43520.9</text:p>
          </table:table-cell>
          <table:table-cell table:style-name="ce10" office:value-type="float" office:value="38752.7" calcext:value-type="float">
            <text:p>38752.7</text:p>
          </table:table-cell>
          <table:table-cell table:style-name="ce10" office:value-type="float" office:value="37750" calcext:value-type="float">
            <text:p>3775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14]" office:value-type="float" office:value="125.043404608633" calcext:value-type="float">
            <text:p>125.04</text:p>
          </table:table-cell>
          <table:table-cell table:style-name="ce18" office:value-type="float" office:value="147.566254" calcext:value-type="float">
            <text:p>147.57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office:value-type="float" office:value="48372" calcext:value-type="float">
            <text:p>48372.0</text:p>
          </table:table-cell>
          <table:table-cell table:style-name="ce10" office:value-type="float" office:value="33983.1" calcext:value-type="float">
            <text:p>33983.1</text:p>
          </table:table-cell>
          <table:table-cell table:style-name="ce10" office:value-type="float" office:value="46176" calcext:value-type="float">
            <text:p>46176.0</text:p>
          </table:table-cell>
          <table:table-cell table:style-name="ce10" office:value-type="float" office:value="41174.1" calcext:value-type="float">
            <text:p>41174.1</text:p>
          </table:table-cell>
          <table:table-cell table:style-name="ce10" office:value-type="float" office:value="40607.1" calcext:value-type="float">
            <text:p>4060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5]" office:value-type="float" office:value="126.612942822243" calcext:value-type="float">
            <text:p>126.61</text:p>
          </table:table-cell>
          <table:table-cell table:style-name="ce18" office:value-type="float" office:value="162.87338" calcext:value-type="float">
            <text:p>162.87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" office:value-type="float" office:value="52953.8" calcext:value-type="float">
            <text:p>52953.8</text:p>
          </table:table-cell>
          <table:table-cell table:style-name="ce10" office:value-type="float" office:value="37741.9" calcext:value-type="float">
            <text:p>37741.9</text:p>
          </table:table-cell>
          <table:table-cell table:style-name="ce10" office:value-type="float" office:value="51064.9" calcext:value-type="float">
            <text:p>51064.9</text:p>
          </table:table-cell>
          <table:table-cell table:style-name="ce10" office:value-type="float" office:value="45665.5" calcext:value-type="float">
            <text:p>45665.5</text:p>
          </table:table-cell>
          <table:table-cell table:style-name="ce10" office:value-type="float" office:value="45129.2" calcext:value-type="float">
            <text:p>45129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6]" office:value-type="float" office:value="129.914188568484" calcext:value-type="float">
            <text:p>129.91</text:p>
          </table:table-cell>
          <table:table-cell table:style-name="ce18" office:value-type="float" office:value="171.849353" calcext:value-type="float">
            <text:p>171.85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" office:value-type="float" office:value="56689.4" calcext:value-type="float">
            <text:p>56689.4</text:p>
          </table:table-cell>
          <table:table-cell table:style-name="ce10" office:value-type="float" office:value="41441.1" calcext:value-type="float">
            <text:p>41441.1</text:p>
          </table:table-cell>
          <table:table-cell table:style-name="ce10" office:value-type="float" office:value="55640.6" calcext:value-type="float">
            <text:p>55640.6</text:p>
          </table:table-cell>
          <table:table-cell table:style-name="ce10" office:value-type="float" office:value="50013.6" calcext:value-type="float">
            <text:p>50013.6</text:p>
          </table:table-cell>
          <table:table-cell table:style-name="ce10" office:value-type="float" office:value="49416.7" calcext:value-type="float">
            <text:p>4941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99.345496" calcext:value-type="float">
            <text:p>199.35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" office:value-type="float" office:value="58537.3" calcext:value-type="float">
            <text:p>58537.3</text:p>
          </table:table-cell>
          <table:table-cell table:style-name="ce10" office:value-type="float" office:value="43532.5" calcext:value-type="float">
            <text:p>43532.5</text:p>
          </table:table-cell>
          <table:table-cell table:style-name="ce10" office:value-type="float" office:value="56954.3" calcext:value-type="float">
            <text:p>56954.3</text:p>
          </table:table-cell>
          <table:table-cell table:style-name="ce10" office:value-type="float" office:value="51616.4" calcext:value-type="float">
            <text:p>51616.4</text:p>
          </table:table-cell>
          <table:table-cell table:style-name="ce10" office:value-type="float" office:value="52280.9" calcext:value-type="float">
            <text:p>5228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8]" office:value-type="float" office:value="139.945818122575" calcext:value-type="float">
            <text:p>139.95</text:p>
          </table:table-cell>
          <table:table-cell table:style-name="ce18" office:value-type="float" office:value="235.154581" calcext:value-type="float">
            <text:p>235.1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" office:value-type="float" office:value="59904.7" calcext:value-type="float">
            <text:p>59904.7</text:p>
          </table:table-cell>
          <table:table-cell table:style-name="ce10" office:value-type="float" office:value="44258.9" calcext:value-type="float">
            <text:p>44258.9</text:p>
          </table:table-cell>
          <table:table-cell table:style-name="ce10" office:value-type="float" office:value="59200.8" calcext:value-type="float">
            <text:p>59200.8</text:p>
          </table:table-cell>
          <table:table-cell table:style-name="ce10" office:value-type="float" office:value="53467.5" calcext:value-type="float">
            <text:p>53467.5</text:p>
          </table:table-cell>
          <table:table-cell table:style-name="ce10" office:value-type="float" office:value="53727.5" calcext:value-type="float">
            <text:p>5372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9]" office:value-type="float" office:value="148.132208158423" calcext:value-type="float">
            <text:p>148.13</text:p>
          </table:table-cell>
          <table:table-cell table:style-name="ce18" office:value-type="float" office:value="235.506729" calcext:value-type="float">
            <text:p>235.51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" office:value-type="float" office:value="62678.7" calcext:value-type="float">
            <text:p>62678.7</text:p>
          </table:table-cell>
          <table:table-cell table:style-name="ce10" office:value-type="float" office:value="47558.2" calcext:value-type="float">
            <text:p>47558.2</text:p>
          </table:table-cell>
          <table:table-cell table:style-name="ce10" office:value-type="float" office:value="63158.1" calcext:value-type="float">
            <text:p>63158.1</text:p>
          </table:table-cell>
          <table:table-cell table:style-name="ce10" office:value-type="float" office:value="57325.7" calcext:value-type="float">
            <text:p>57325.7</text:p>
          </table:table-cell>
          <table:table-cell table:style-name="ce10" office:value-type="float" office:value="57790.7" calcext:value-type="float">
            <text:p>5779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20]" office:value-type="float" office:value="158.406162000089" calcext:value-type="float">
            <text:p>158.41</text:p>
          </table:table-cell>
          <table:table-cell table:style-name="ce18" office:value-type="float" office:value="240.330435" calcext:value-type="float">
            <text:p>240.33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" office:value-type="float" office:value="50577.2" calcext:value-type="float">
            <text:p>50577.2</text:p>
          </table:table-cell>
          <table:table-cell table:style-name="ce10" office:value-type="float" office:value="36717.5" calcext:value-type="float">
            <text:p>36717.5</text:p>
          </table:table-cell>
          <table:table-cell table:style-name="ce10" office:value-type="float" office:value="49718.4" calcext:value-type="float">
            <text:p>49718.4</text:p>
          </table:table-cell>
          <table:table-cell table:style-name="ce10" office:value-type="float" office:value="44182.5" calcext:value-type="float">
            <text:p>44182.5</text:p>
          </table:table-cell>
          <table:table-cell table:style-name="ce10" office:value-type="float" office:value="45334" calcext:value-type="float">
            <text:p>45334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21]" office:value-type="float" office:value="187.614418437221" calcext:value-type="float">
            <text:p>187.61</text:p>
          </table:table-cell>
          <table:table-cell table:style-name="ce18" office:value-type="float" office:value="288.708728" calcext:value-type="float">
            <text:p>288.71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" office:value-type="float" office:value="66047.5" calcext:value-type="float">
            <text:p>66047.5</text:p>
          </table:table-cell>
          <table:table-cell table:style-name="ce10" office:value-type="float" office:value="52866.6" calcext:value-type="float">
            <text:p>52866.6</text:p>
          </table:table-cell>
          <table:table-cell table:style-name="ce10" office:value-type="float" office:value="66134" calcext:value-type="float">
            <text:p>66134.0</text:p>
          </table:table-cell>
          <table:table-cell table:style-name="ce10" office:value-type="float" office:value="60444.3" calcext:value-type="float">
            <text:p>60444.3</text:p>
          </table:table-cell>
          <table:table-cell table:style-name="ce10" office:value-type="float" office:value="65552.6" calcext:value-type="float">
            <text:p>65552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22]" office:value-type="float" office:value="240.606689282417" calcext:value-type="float">
            <text:p>240.61</text:p>
          </table:table-cell>
          <table:table-cell table:style-name="ce18" office:value-type="float" office:value="351.7473" calcext:value-type="float">
            <text:p>351.7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23]" office:value-type="float" office:value="350.984622252825" calcext:value-type="float">
            <text:p>350.98</text:p>
          </table:table-cell>
          <table:table-cell table:style-name="ce18" office:value-type="float" office:value="464.624341" calcext:value-type="float">
            <text:p>464.62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24]" office:value-type="float" office:value="699.357736031119" calcext:value-type="float">
            <text:p>699.36</text:p>
          </table:table-cell>
          <table:table-cell table:style-name="ce18" office:value-type="float" office:value="823.711644" calcext:value-type="float">
            <text:p>823.71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/>
          <table:table-cell table:style-name="ce18" table:number-columns-repeated="3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yze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  <table:table-cell table:number-columns-repeated="8"/>
        </table:table-row>
        <table:table-row table:style-name="ro1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table:style-name="ce18" office:value-type="float" office:value="170.838431" calcext:value-type="float">
            <text:p>170.84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87.734233" calcext:value-type="float">
            <text:p>787.7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style-name="ce18" table:formula="of:=[.F29]/[.B34]" office:value-type="float" office:value="81.2283709631165" calcext:value-type="float">
            <text:p>81.23</text:p>
          </table:table-cell>
          <table:table-cell table:style-name="ce18" office:value-type="float" office:value="86.307797" calcext:value-type="float">
            <text:p>86.31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8.059899" calcext:value-type="float">
            <text:p>418.0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style-name="ce18" table:formula="of:=[.F29]/[.B35]" office:value-type="float" office:value="52.7859452801921" calcext:value-type="float">
            <text:p>52.79</text:p>
          </table:table-cell>
          <table:table-cell table:style-name="ce18" office:value-type="float" office:value="61.267258" calcext:value-type="float">
            <text:p>61.27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300.26139" calcext:value-type="float">
            <text:p>300.2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style-name="ce18" table:formula="of:=[.F29]/[.B36]" office:value-type="float" office:value="39.7914059889175" calcext:value-type="float">
            <text:p>39.79</text:p>
          </table:table-cell>
          <table:table-cell table:style-name="ce18" office:value-type="float" office:value="167.576467" calcext:value-type="float">
            <text:p>167.5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70.866797" calcext:value-type="float">
            <text:p>270.8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style-name="ce18" table:formula="of:=[.F29]/[.B37]" office:value-type="float" office:value="31.179505847217" calcext:value-type="float">
            <text:p>31.18</text:p>
          </table:table-cell>
          <table:table-cell table:style-name="ce18" office:value-type="float" office:value="142.660027" calcext:value-type="float">
            <text:p>142.66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3.427408" calcext:value-type="float">
            <text:p>223.4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style-name="ce18" table:formula="of:=[.F29]/[.B38]" office:value-type="float" office:value="26.0815732991849" calcext:value-type="float">
            <text:p>26.08</text:p>
          </table:table-cell>
          <table:table-cell table:style-name="ce18" office:value-type="float" office:value="130.223588" calcext:value-type="float">
            <text:p>130.22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90.7504" calcext:value-type="float">
            <text:p>190.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style-name="ce18" table:formula="of:=[.F29]/[.B39]" office:value-type="float" office:value="21.7813855088272" calcext:value-type="float">
            <text:p>21.78</text:p>
          </table:table-cell>
          <table:table-cell table:style-name="ce18" office:value-type="float" office:value="102.659417" calcext:value-type="float">
            <text:p>102.66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0.029951" calcext:value-type="float">
            <text:p>160.0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style-name="ce18" table:formula="of:=[.F29]/[.B40]" office:value-type="float" office:value="19.2492903102471" calcext:value-type="float">
            <text:p>19.25</text:p>
          </table:table-cell>
          <table:table-cell table:style-name="ce18" office:value-type="float" office:value="95.365162" calcext:value-type="float">
            <text:p>95.37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54.616509" calcext:value-type="float">
            <text:p>154.62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style-name="ce18" table:formula="of:=[.F29]/[.B41]" office:value-type="float" office:value="17.1952592347879" calcext:value-type="float">
            <text:p>17.20</text:p>
          </table:table-cell>
          <table:table-cell table:style-name="ce18" office:value-type="float" office:value="105.503597" calcext:value-type="float">
            <text:p>105.5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61.312193" calcext:value-type="float">
            <text:p>161.31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style-name="ce18" table:formula="of:=[.F29]/[.B42]" office:value-type="float" office:value="15.2125327500278" calcext:value-type="float">
            <text:p>15.21</text:p>
          </table:table-cell>
          <table:table-cell table:style-name="ce18" office:value-type="float" office:value="93.384413" calcext:value-type="float">
            <text:p>93.38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38.334037" calcext:value-type="float">
            <text:p>138.33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style-name="ce18" table:formula="of:=[.F29]/[.B43]" office:value-type="float" office:value="13.7859182811476" calcext:value-type="float">
            <text:p>13.79</text:p>
          </table:table-cell>
          <table:table-cell table:style-name="ce18" office:value-type="float" office:value="89.370459" calcext:value-type="float">
            <text:p>89.3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7.127131" calcext:value-type="float">
            <text:p>147.13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style-name="ce18" table:formula="of:=[.F29]/[.B44]" office:value-type="float" office:value="12.7138466523756" calcext:value-type="float">
            <text:p>12.71</text:p>
          </table:table-cell>
          <table:table-cell table:style-name="ce18" office:value-type="float" office:value="83.420676" calcext:value-type="float">
            <text:p>83.42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2.353777" calcext:value-type="float">
            <text:p>132.35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style-name="ce18" table:formula="of:=[.F29]/[.B45]" office:value-type="float" office:value="11.4165615116619" calcext:value-type="float">
            <text:p>11.42</text:p>
          </table:table-cell>
          <table:table-cell table:style-name="ce18" office:value-type="float" office:value="70.451401" calcext:value-type="float">
            <text:p>70.45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103.905349" calcext:value-type="float">
            <text:p>103.91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style-name="ce18" table:formula="of:=[.F29]/[.B46]" office:value-type="float" office:value="10.6361978597377" calcext:value-type="float">
            <text:p>10.64</text:p>
          </table:table-cell>
          <table:table-cell table:style-name="ce18" office:value-type="float" office:value="48.577257" calcext:value-type="float">
            <text:p>48.58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7.362906" calcext:value-type="float">
            <text:p>77.3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style-name="ce18" table:formula="of:=[.F29]/[.B47]" office:value-type="float" office:value="10.0752725184112" calcext:value-type="float">
            <text:p>10.08</text:p>
          </table:table-cell>
          <table:table-cell table:style-name="ce18" office:value-type="float" office:value="21.698362" calcext:value-type="float">
            <text:p>21.70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645862" calcext:value-type="float">
            <text:p>63.65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17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style-name="ce18" table:formula="of:=([.F48]+[.F49])/[.B54]" office:value-type="float" office:value="0" calcext:value-type="float">
            <text:p>0.00</text:p>
          </table:table-cell>
          <table:table-cell table:style-name="ce18"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style-name="ce18" table:formula="of:=([.F48]+[.F49])/[.B55]" office:value-type="float" office:value="0" calcext:value-type="float">
            <text:p>0.00</text:p>
          </table:table-cell>
          <table:table-cell table:style-name="ce18"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style-name="ce18" table:formula="of:=([.F48]+[.F49])/[.B56]" office:value-type="float" office:value="0" calcext:value-type="float">
            <text:p>0.00</text:p>
          </table:table-cell>
          <table:table-cell table:style-name="ce18"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style-name="ce18" table:formula="of:=([.F48]+[.F49])/[.B57]" office:value-type="float" office:value="0" calcext:value-type="float">
            <text:p>0.00</text:p>
          </table:table-cell>
          <table:table-cell table:style-name="ce18"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style-name="ce18" table:formula="of:=([.F48]+[.F49])/[.B58]" office:value-type="float" office:value="0" calcext:value-type="float">
            <text:p>0.00</text:p>
          </table:table-cell>
          <table:table-cell table:style-name="ce18"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style-name="ce18" table:formula="of:=([.F48]+[.F49])/[.B59]" office:value-type="float" office:value="0" calcext:value-type="float">
            <text:p>0.00</text:p>
          </table:table-cell>
          <table:table-cell table:style-name="ce18"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style-name="ce18" table:formula="of:=([.F48]+[.F49])/[.B60]" office:value-type="float" office:value="0" calcext:value-type="float">
            <text:p>0.00</text:p>
          </table:table-cell>
          <table:table-cell table:style-name="ce18"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style-name="ce18" table:formula="of:=([.F48]+[.F49])/[.B61]" office:value-type="float" office:value="0" calcext:value-type="float">
            <text:p>0.00</text:p>
          </table:table-cell>
          <table:table-cell table:style-name="ce18"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style-name="ce18" table:formula="of:=([.F48]+[.F49])/[.B62]" office:value-type="float" office:value="0" calcext:value-type="float">
            <text:p>0.00</text:p>
          </table:table-cell>
          <table:table-cell table:style-name="ce18"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style-name="ce18" table:formula="of:=([.F48]+[.F49])/[.B63]" office:value-type="float" office:value="0" calcext:value-type="float">
            <text:p>0.00</text:p>
          </table:table-cell>
          <table:table-cell table:style-name="ce18"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style-name="ce18" table:formula="of:=([.F48]+[.F49])/[.B64]" office:value-type="float" office:value="0" calcext:value-type="float">
            <text:p>0.00</text:p>
          </table:table-cell>
          <table:table-cell table:style-name="ce18"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style-name="ce18" table:formula="of:=([.F48]+[.F49])/[.B65]" office:value-type="float" office:value="0" calcext:value-type="float">
            <text:p>0.00</text:p>
          </table:table-cell>
          <table:table-cell table:style-name="ce18" office:value-type="float" office:value="61.004739" calcext:value-type="float">
            <text:p>61.00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style-name="ce18" table:formula="of:=([.F48]+[.F49])/[.B66]" office:value-type="float" office:value="0" calcext:value-type="float">
            <text:p>0.00</text:p>
          </table:table-cell>
          <table:table-cell table:style-name="ce18" office:value-type="float" office:value="78.685509" calcext:value-type="float">
            <text:p>78.6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style-name="ce18" table:formula="of:=([.F48]+[.F49])/[.B67]" office:value-type="float" office:value="0" calcext:value-type="float">
            <text:p>0.00</text:p>
          </table:table-cell>
          <table:table-cell table:style-name="ce18" office:value-type="float" office:value="113.362786" calcext:value-type="float">
            <text:p>113.3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style-name="ce18" table:formula="of:=([.F48]+[.F49])/[.B68]" office:value-type="float" office:value="0" calcext:value-type="float">
            <text:p>0.00</text:p>
          </table:table-cell>
          <table:table-cell table:style-name="ce18" office:value-type="float" office:value="207.541413" calcext:value-type="float">
            <text:p>207.54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ce22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style-name="ce22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ce22" office:value-type="string" calcext:value-type="string">
            <text:p>Total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ce22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ce22" office:value-type="string" calcext:value-type="string">
            <text:p>Idle Time</text:p>
          </table:table-cell>
          <table:table-cell table:number-columns-repeated="2" table:style-name="Default" office:value-type="string" calcext:value-type="string">
            <text:p>Time</text:p>
          </table:table-cell>
          <table:table-cell table:style-name="ce22" office:value-type="string" calcext:value-type="string">
            <text:p>Time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3" table:formula="of:=[.X65]-[.Y65]" office:value-type="float" office:value="106.47724" calcext:value-type="float">
            <text:p>106.48</text:p>
          </table:table-cell>
          <table:table-cell office:value-type="float" office:value="851.985727" calcext:value-type="float">
            <text:p>851.99</text:p>
          </table:table-cell>
          <table:table-cell table:style-name="ce23"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table:style-name="ce23" office:value-type="float" office:value="958.632081" calcext:value-type="float">
            <text:p>958.6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3" table:formula="of:=[.X66]-[.Y66]" office:value-type="float" office:value="107.572792" calcext:value-type="float">
            <text:p>107.57</text:p>
          </table:table-cell>
          <table:table-cell office:value-type="float" office:value="396.761083" calcext:value-type="float">
            <text:p>396.76</text:p>
          </table:table-cell>
          <table:table-cell table:style-name="ce23"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table:style-name="ce23" office:value-type="float" office:value="504.416751" calcext:value-type="float">
            <text:p>504.4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3" table:formula="of:=[.X67]-[.Y67]" office:value-type="float" office:value="111.84962" calcext:value-type="float">
            <text:p>111.85</text:p>
          </table:table-cell>
          <table:table-cell office:value-type="float" office:value="249.670784" calcext:value-type="float">
            <text:p>249.67</text:p>
          </table:table-cell>
          <table:table-cell table:style-name="ce23"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table:style-name="ce23" office:value-type="float" office:value="361.578184" calcext:value-type="float">
            <text:p>361.5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3" table:formula="of:=[.X68]-[.Y68]" office:value-type="float" office:value="137.925629" calcext:value-type="float">
            <text:p>137.93</text:p>
          </table:table-cell>
          <table:table-cell office:value-type="float" office:value="300.526228" calcext:value-type="float">
            <text:p>300.53</text:p>
          </table:table-cell>
          <table:table-cell table:style-name="ce23"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table:style-name="ce23" office:value-type="float" office:value="438.499085" calcext:value-type="float">
            <text:p>438.5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3" table:formula="of:=[.X69]-[.Y69]" office:value-type="float" office:value="147.566254" calcext:value-type="float">
            <text:p>147.57</text:p>
          </table:table-cell>
          <table:table-cell office:value-type="float" office:value="218.521981" calcext:value-type="float">
            <text:p>218.52</text:p>
          </table:table-cell>
          <table:table-cell table:style-name="ce23"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table:style-name="ce23" office:value-type="float" office:value="366.144225" calcext:value-type="float">
            <text:p>366.1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3" table:formula="of:=[.X70]-[.Y70]" office:value-type="float" office:value="162.87338" calcext:value-type="float">
            <text:p>162.87</text:p>
          </table:table-cell>
          <table:table-cell office:value-type="float" office:value="158.123146" calcext:value-type="float">
            <text:p>158.12</text:p>
          </table:table-cell>
          <table:table-cell table:style-name="ce23"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table:style-name="ce23" office:value-type="float" office:value="321.030116" calcext:value-type="float">
            <text:p>321.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3" table:formula="of:=[.X71]-[.Y71]" office:value-type="float" office:value="171.849353" calcext:value-type="float">
            <text:p>171.85</text:p>
          </table:table-cell>
          <table:table-cell office:value-type="float" office:value="90.876755" calcext:value-type="float">
            <text:p>90.88</text:p>
          </table:table-cell>
          <table:table-cell table:style-name="ce23"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table:style-name="ce23" office:value-type="float" office:value="262.760194" calcext:value-type="float">
            <text:p>262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3" table:formula="of:=[.X72]-[.Y72]" office:value-type="float" office:value="199.345496" calcext:value-type="float">
            <text:p>199.35</text:p>
          </table:table-cell>
          <table:table-cell office:value-type="float" office:value="51.396887" calcext:value-type="float">
            <text:p>51.40</text:p>
          </table:table-cell>
          <table:table-cell table:style-name="ce23"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table:style-name="ce23" office:value-type="float" office:value="250.776578" calcext:value-type="float">
            <text:p>250.7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3" table:formula="of:=[.X73]-[.Y73]" office:value-type="float" office:value="235.154581" calcext:value-type="float">
            <text:p>235.15</text:p>
          </table:table-cell>
          <table:table-cell office:value-type="float" office:value="42.016706" calcext:value-type="float">
            <text:p>42.02</text:p>
          </table:table-cell>
          <table:table-cell table:style-name="ce23"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table:style-name="ce23" office:value-type="float" office:value="277.183404" calcext:value-type="float">
            <text:p>277.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3" table:formula="of:=[.X74]-[.Y74]" office:value-type="float" office:value="235.506729" calcext:value-type="float">
            <text:p>235.51</text:p>
          </table:table-cell>
          <table:table-cell office:value-type="float" office:value="31.829016" calcext:value-type="float">
            <text:p>31.83</text:p>
          </table:table-cell>
          <table:table-cell table:style-name="ce23"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table:style-name="ce23" office:value-type="float" office:value="267.39203" calcext:value-type="float">
            <text:p>267.3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3" table:formula="of:=[.X75]-[.Y75]" office:value-type="float" office:value="240.330435" calcext:value-type="float">
            <text:p>240.33</text:p>
          </table:table-cell>
          <table:table-cell office:value-type="float" office:value="15.704012" calcext:value-type="float">
            <text:p>15.70</text:p>
          </table:table-cell>
          <table:table-cell table:style-name="ce23"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table:style-name="ce23" office:value-type="float" office:value="256.062503" calcext:value-type="float">
            <text:p>256.0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table:formula="of:=[.X76]-[.Y76]" office:value-type="float" office:value="288.708728" calcext:value-type="float">
            <text:p>288.71</text:p>
          </table:table-cell>
          <table:table-cell office:value-type="float" office:value="0.72854" calcext:value-type="float">
            <text:p>0.73</text:p>
          </table:table-cell>
          <table:table-cell table:style-name="ce23"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table:style-name="ce23" office:value-type="float" office:value="289.491952" calcext:value-type="float">
            <text:p>289.4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3" table:formula="of:=[.X77]-[.Y77]" office:value-type="float" office:value="351.7473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table:style-name="ce23"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table:style-name="ce23" office:value-type="float" office:value="351.810717" calcext:value-type="float">
            <text:p>351.8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3" table:formula="of:=[.X78]-[.Y78]" office:value-type="float" office:value="464.624341" calcext:value-type="float">
            <text:p>464.62</text:p>
          </table:table-cell>
          <table:table-cell office:value-type="float" office:value="0.001205" calcext:value-type="float">
            <text:p>0.00</text:p>
          </table:table-cell>
          <table:table-cell table:style-name="ce23"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table:style-name="ce23" office:value-type="float" office:value="464.722799" calcext:value-type="float">
            <text:p>464.7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3" table:formula="of:=[.X79]-[.Y79]" office:value-type="float" office:value="823.711644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table:style-name="ce23"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table:style-name="ce23" office:value-type="float" office:value="823.758913" calcext:value-type="float">
            <text:p>823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10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3]-[.Y103]" office:value-type="float" office:value="105.207575" calcext:value-type="float">
            <text:p>105.207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8.152171" calcext:value-type="float">
            <text:p>978.15</text:p>
          </table:table-cell>
          <table:table-cell office:value-type="float" office:value="872.944596" calcext:value-type="float">
            <text:p>872.94</text:p>
          </table:table-cell>
          <table:table-cell office:value-type="float" office:value="978.307094" calcext:value-type="float">
            <text:p>978.31</text:p>
          </table:table-cell>
          <table:table-cell office:value-type="float" office:value="0.02636" calcext:value-type="float">
            <text:p>0.03</text:p>
          </table:table-cell>
          <table:table-cell office:value-type="float" office:value="185.852043" calcext:value-type="float">
            <text:p>185.85</text:p>
          </table:table-cell>
          <table:table-cell office:value-type="float" office:value="792.411979" calcext:value-type="float">
            <text:p>792.41</text:p>
          </table:table-cell>
          <table:table-cell office:value-type="float" office:value="978.307261" calcext:value-type="float">
            <text:p>978.31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4]-[.Y104]" office:value-type="float" office:value="108.04058" calcext:value-type="float">
            <text:p>108.040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5.105948" calcext:value-type="float">
            <text:p>525.11</text:p>
          </table:table-cell>
          <table:table-cell office:value-type="float" office:value="417.065368" calcext:value-type="float">
            <text:p>417.07</text:p>
          </table:table-cell>
          <table:table-cell office:value-type="float" office:value="525.191128" calcext:value-type="float">
            <text:p>525.19</text:p>
          </table:table-cell>
          <table:table-cell office:value-type="float" office:value="0.038373" calcext:value-type="float">
            <text:p>0.04</text:p>
          </table:table-cell>
          <table:table-cell office:value-type="float" office:value="96.07204" calcext:value-type="float">
            <text:p>96.07</text:p>
          </table:table-cell>
          <table:table-cell office:value-type="float" office:value="429.05974" calcext:value-type="float">
            <text:p>429.06</text:p>
          </table:table-cell>
          <table:table-cell office:value-type="float" office:value="525.191304" calcext:value-type="float">
            <text:p>525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5]-[.Y105]" office:value-type="float" office:value="112.133718" calcext:value-type="float">
            <text:p>112.1337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7.531074" calcext:value-type="float">
            <text:p>377.53</text:p>
          </table:table-cell>
          <table:table-cell office:value-type="float" office:value="265.397356" calcext:value-type="float">
            <text:p>265.40</text:p>
          </table:table-cell>
          <table:table-cell office:value-type="float" office:value="377.604663" calcext:value-type="float">
            <text:p>377.60</text:p>
          </table:table-cell>
          <table:table-cell office:value-type="float" office:value="0.038334" calcext:value-type="float">
            <text:p>0.04</text:p>
          </table:table-cell>
          <table:table-cell office:value-type="float" office:value="69.059329" calcext:value-type="float">
            <text:p>69.06</text:p>
          </table:table-cell>
          <table:table-cell office:value-type="float" office:value="308.480286" calcext:value-type="float">
            <text:p>308.48</text:p>
          </table:table-cell>
          <table:table-cell office:value-type="float" office:value="377.604836" calcext:value-type="float">
            <text:p>377.6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6]-[.Y106]" office:value-type="float" office:value="144.145978" calcext:value-type="float">
            <text:p>144.145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1.723723" calcext:value-type="float">
            <text:p>471.72</text:p>
          </table:table-cell>
          <table:table-cell office:value-type="float" office:value="327.577745" calcext:value-type="float">
            <text:p>327.58</text:p>
          </table:table-cell>
          <table:table-cell office:value-type="float" office:value="471.791024" calcext:value-type="float">
            <text:p>471.79</text:p>
          </table:table-cell>
          <table:table-cell office:value-type="float" office:value="0.027215" calcext:value-type="float">
            <text:p>0.03</text:p>
          </table:table-cell>
          <table:table-cell office:value-type="float" office:value="189.563298" calcext:value-type="float">
            <text:p>189.56</text:p>
          </table:table-cell>
          <table:table-cell office:value-type="float" office:value="282.171098" calcext:value-type="float">
            <text:p>282.17</text:p>
          </table:table-cell>
          <table:table-cell office:value-type="float" office:value="471.791197" calcext:value-type="float">
            <text:p>471.7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7]-[.Y107]" office:value-type="float" office:value="150.454448" calcext:value-type="float">
            <text:p>150.4544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7.583555" calcext:value-type="float">
            <text:p>387.58</text:p>
          </table:table-cell>
          <table:table-cell office:value-type="float" office:value="237.129107" calcext:value-type="float">
            <text:p>237.13</text:p>
          </table:table-cell>
          <table:table-cell office:value-type="float" office:value="387.640177" calcext:value-type="float">
            <text:p>387.64</text:p>
          </table:table-cell>
          <table:table-cell office:value-type="float" office:value="0.027179" calcext:value-type="float">
            <text:p>0.03</text:p>
          </table:table-cell>
          <table:table-cell office:value-type="float" office:value="156.4975" calcext:value-type="float">
            <text:p>156.50</text:p>
          </table:table-cell>
          <table:table-cell office:value-type="float" office:value="231.085363" calcext:value-type="float">
            <text:p>231.09</text:p>
          </table:table-cell>
          <table:table-cell office:value-type="float" office:value="387.640352" calcext:value-type="float">
            <text:p>387.6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8]-[.Y108]" office:value-type="float" office:value="161.581504" calcext:value-type="float">
            <text:p>161.5815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7.155753" calcext:value-type="float">
            <text:p>327.16</text:p>
          </table:table-cell>
          <table:table-cell office:value-type="float" office:value="165.574249" calcext:value-type="float">
            <text:p>165.57</text:p>
          </table:table-cell>
          <table:table-cell office:value-type="float" office:value="327.189917" calcext:value-type="float">
            <text:p>327.19</text:p>
          </table:table-cell>
          <table:table-cell office:value-type="float" office:value="0.024879" calcext:value-type="float">
            <text:p>0.02</text:p>
          </table:table-cell>
          <table:table-cell office:value-type="float" office:value="134.455687" calcext:value-type="float">
            <text:p>134.46</text:p>
          </table:table-cell>
          <table:table-cell office:value-type="float" office:value="192.675328" calcext:value-type="float">
            <text:p>192.68</text:p>
          </table:table-cell>
          <table:table-cell office:value-type="float" office:value="327.190087" calcext:value-type="float">
            <text:p>327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9]-[.Y109]" office:value-type="float" office:value="170.170189" calcext:value-type="float">
            <text:p>170.1701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1.005783" calcext:value-type="float">
            <text:p>271.01</text:p>
          </table:table-cell>
          <table:table-cell office:value-type="float" office:value="100.835594" calcext:value-type="float">
            <text:p>100.84</text:p>
          </table:table-cell>
          <table:table-cell office:value-type="float" office:value="271.049156" calcext:value-type="float">
            <text:p>271.05</text:p>
          </table:table-cell>
          <table:table-cell office:value-type="float" office:value="0.028758" calcext:value-type="float">
            <text:p>0.03</text:p>
          </table:table-cell>
          <table:table-cell office:value-type="float" office:value="107.882977" calcext:value-type="float">
            <text:p>107.88</text:p>
          </table:table-cell>
          <table:table-cell office:value-type="float" office:value="163.111336" calcext:value-type="float">
            <text:p>163.11</text:p>
          </table:table-cell>
          <table:table-cell office:value-type="float" office:value="271.049346" calcext:value-type="float">
            <text:p>271.0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0]-[.Y110]" office:value-type="float" office:value="205.522995" calcext:value-type="float">
            <text:p>205.52299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4.1279" calcext:value-type="float">
            <text:p>274.13</text:p>
          </table:table-cell>
          <table:table-cell office:value-type="float" office:value="68.604905" calcext:value-type="float">
            <text:p>68.60</text:p>
          </table:table-cell>
          <table:table-cell office:value-type="float" office:value="274.15638" calcext:value-type="float">
            <text:p>274.16</text:p>
          </table:table-cell>
          <table:table-cell office:value-type="float" office:value="0.376264" calcext:value-type="float">
            <text:p>0.38</text:p>
          </table:table-cell>
          <table:table-cell office:value-type="float" office:value="107.911309" calcext:value-type="float">
            <text:p>107.91</text:p>
          </table:table-cell>
          <table:table-cell office:value-type="float" office:value="165.645736" calcext:value-type="float">
            <text:p>165.65</text:p>
          </table:table-cell>
          <table:table-cell office:value-type="float" office:value="274.15656" calcext:value-type="float">
            <text:p>274.16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1]-[.Y111]" office:value-type="float" office:value="223.059377" calcext:value-type="float">
            <text:p>223.0593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6.357546" calcext:value-type="float">
            <text:p>256.36</text:p>
          </table:table-cell>
          <table:table-cell office:value-type="float" office:value="33.298169" calcext:value-type="float">
            <text:p>33.30</text:p>
          </table:table-cell>
          <table:table-cell office:value-type="float" office:value="256.390015" calcext:value-type="float">
            <text:p>256.39</text:p>
          </table:table-cell>
          <table:table-cell office:value-type="float" office:value="7.788549" calcext:value-type="float">
            <text:p>7.79</text:p>
          </table:table-cell>
          <table:table-cell office:value-type="float" office:value="96.362657" calcext:value-type="float">
            <text:p>96.36</text:p>
          </table:table-cell>
          <table:table-cell office:value-type="float" office:value="151.811085" calcext:value-type="float">
            <text:p>151.81</text:p>
          </table:table-cell>
          <table:table-cell office:value-type="float" office:value="256.390181" calcext:value-type="float">
            <text:p>256.3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2]-[.Y112]" office:value-type="float" office:value="237.582774" calcext:value-type="float">
            <text:p>237.5827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2.282509" calcext:value-type="float">
            <text:p>252.28</text:p>
          </table:table-cell>
          <table:table-cell office:value-type="float" office:value="14.699735" calcext:value-type="float">
            <text:p>14.70</text:p>
          </table:table-cell>
          <table:table-cell office:value-type="float" office:value="252.324671" calcext:value-type="float">
            <text:p>252.32</text:p>
          </table:table-cell>
          <table:table-cell office:value-type="float" office:value="41.655336" calcext:value-type="float">
            <text:p>41.66</text:p>
          </table:table-cell>
          <table:table-cell office:value-type="float" office:value="85.259338" calcext:value-type="float">
            <text:p>85.26</text:p>
          </table:table-cell>
          <table:table-cell office:value-type="float" office:value="125.306651" calcext:value-type="float">
            <text:p>125.31</text:p>
          </table:table-cell>
          <table:table-cell office:value-type="float" office:value="252.32482" calcext:value-type="float">
            <text:p>252.32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3]-[.Y113]" office:value-type="float" office:value="242.019487" calcext:value-type="float">
            <text:p>242.0194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296704" calcext:value-type="float">
            <text:p>260.30</text:p>
          </table:table-cell>
          <table:table-cell office:value-type="float" office:value="18.277217" calcext:value-type="float">
            <text:p>18.28</text:p>
          </table:table-cell>
          <table:table-cell office:value-type="float" office:value="260.337495" calcext:value-type="float">
            <text:p>260.34</text:p>
          </table:table-cell>
          <table:table-cell office:value-type="float" office:value="20.809704" calcext:value-type="float">
            <text:p>20.81</text:p>
          </table:table-cell>
          <table:table-cell office:value-type="float" office:value="90.880732" calcext:value-type="float">
            <text:p>90.88</text:p>
          </table:table-cell>
          <table:table-cell office:value-type="float" office:value="148.511779" calcext:value-type="float">
            <text:p>148.51</text:p>
          </table:table-cell>
          <table:table-cell office:value-type="float" office:value="260.337674" calcext:value-type="float">
            <text:p>260.3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4]-[.Y114]" office:value-type="float" office:value="291.510575" calcext:value-type="float">
            <text:p>291.510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2.722211" calcext:value-type="float">
            <text:p>292.72</text:p>
          </table:table-cell>
          <table:table-cell office:value-type="float" office:value="1.211636" calcext:value-type="float">
            <text:p>1.21</text:p>
          </table:table-cell>
          <table:table-cell office:value-type="float" office:value="292.752543" calcext:value-type="float">
            <text:p>292.75</text:p>
          </table:table-cell>
          <table:table-cell office:value-type="float" office:value="66.965785" calcext:value-type="float">
            <text:p>66.97</text:p>
          </table:table-cell>
          <table:table-cell office:value-type="float" office:value="89.060581" calcext:value-type="float">
            <text:p>89.06</text:p>
          </table:table-cell>
          <table:table-cell office:value-type="float" office:value="136.540543" calcext:value-type="float">
            <text:p>136.54</text:p>
          </table:table-cell>
          <table:table-cell office:value-type="float" office:value="292.752732" calcext:value-type="float">
            <text:p>292.7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5]-[.Y115]" office:value-type="float" office:value="351.983838" calcext:value-type="float">
            <text:p>351.983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034381" calcext:value-type="float">
            <text:p>352.03</text:p>
          </table:table-cell>
          <table:table-cell office:value-type="float" office:value="0.050543" calcext:value-type="float">
            <text:p>0.05</text:p>
          </table:table-cell>
          <table:table-cell office:value-type="float" office:value="352.09742" calcext:value-type="float">
            <text:p>352.10</text:p>
          </table:table-cell>
          <table:table-cell office:value-type="float" office:value="182.16188" calcext:value-type="float">
            <text:p>182.16</text:p>
          </table:table-cell>
          <table:table-cell office:value-type="float" office:value="66.771381" calcext:value-type="float">
            <text:p>66.77</text:p>
          </table:table-cell>
          <table:table-cell office:value-type="float" office:value="103.11361" calcext:value-type="float">
            <text:p>103.11</text:p>
          </table:table-cell>
          <table:table-cell office:value-type="float" office:value="352.097589" calcext:value-type="float">
            <text:p>352.1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6]-[.Y116]" office:value-type="float" office:value="464.845235" calcext:value-type="float">
            <text:p>464.8452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846187" calcext:value-type="float">
            <text:p>464.85</text:p>
          </table:table-cell>
          <table:table-cell office:value-type="float" office:value="0.000952" calcext:value-type="float">
            <text:p>0.00</text:p>
          </table:table-cell>
          <table:table-cell office:value-type="float" office:value="464.929097" calcext:value-type="float">
            <text:p>464.93</text:p>
          </table:table-cell>
          <table:table-cell office:value-type="float" office:value="340.377872" calcext:value-type="float">
            <text:p>340.38</text:p>
          </table:table-cell>
          <table:table-cell office:value-type="float" office:value="46.252035" calcext:value-type="float">
            <text:p>46.25</text:p>
          </table:table-cell>
          <table:table-cell office:value-type="float" office:value="78.284195" calcext:value-type="float">
            <text:p>78.28</text:p>
          </table:table-cell>
          <table:table-cell office:value-type="float" office:value="464.929348" calcext:value-type="float">
            <text:p>464.9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7]-[.Y117]" office:value-type="float" office:value="833.23612" calcext:value-type="float">
            <text:p>833.236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33.236681" calcext:value-type="float">
            <text:p>833.24</text:p>
          </table:table-cell>
          <table:table-cell office:value-type="float" office:value="0.000561" calcext:value-type="float">
            <text:p>0.00</text:p>
          </table:table-cell>
          <table:table-cell office:value-type="float" office:value="833.283977" calcext:value-type="float">
            <text:p>833.28</text:p>
          </table:table-cell>
          <table:table-cell office:value-type="float" office:value="745.237188" calcext:value-type="float">
            <text:p>745.24</text:p>
          </table:table-cell>
          <table:table-cell office:value-type="float" office:value="22.446578" calcext:value-type="float">
            <text:p>22.45</text:p>
          </table:table-cell>
          <table:table-cell office:value-type="float" office:value="65.5489" calcext:value-type="float">
            <text:p>65.55</text:p>
          </table:table-cell>
          <table:table-cell office:value-type="float" office:value="833.284114" calcext:value-type="float">
            <text:p>833.2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23642" calcext:value-type="float">
            <text:p>0.024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4167" calcext:value-type="float">
            <text:p>0.104</text:p>
          </table:table-cell>
          <table:table-cell table:style-name="ce26" office:value-type="float" office:value="0.029524" calcext:value-type="float">
            <text:p>0.030</text:p>
          </table:table-cell>
          <table:table-cell table:style-name="ce26" office:value-type="float" office:value="0.049256" calcext:value-type="float">
            <text:p>0.049</text:p>
          </table:table-cell>
          <table:table-cell table:style-name="ce26" office:value-type="float" office:value="0.022859" calcext:value-type="float">
            <text:p>0.023</text:p>
          </table:table-cell>
          <table:table-cell table:style-name="ce26" office:value-type="float" office:value="0.10435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026605" calcext:value-type="float">
            <text:p>0.027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2301" calcext:value-type="float">
            <text:p>0.102</text:p>
          </table:table-cell>
          <table:table-cell table:style-name="ce26" office:value-type="float" office:value="0.032517" calcext:value-type="float">
            <text:p>0.033</text:p>
          </table:table-cell>
          <table:table-cell table:style-name="ce26" office:value-type="float" office:value="0.049239" calcext:value-type="float">
            <text:p>0.049</text:p>
          </table:table-cell>
          <table:table-cell table:style-name="ce26" office:value-type="float" office:value="0.020184" calcext:value-type="float">
            <text:p>0.020</text:p>
          </table:table-cell>
          <table:table-cell table:style-name="ce26" office:value-type="float" office:value="0.102438" calcext:value-type="float">
            <text:p>0.10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029892" calcext:value-type="float">
            <text:p>0.030</text:p>
          </table:table-cell>
          <table:table-cell table:style-name="ce26" office:value-type="float" office:value="0.000001" calcext:value-type="float">
            <text:p>0.000</text:p>
          </table:table-cell>
          <table:table-cell table:style-name="ce26" office:value-type="float" office:value="0.103568" calcext:value-type="float">
            <text:p>0.104</text:p>
          </table:table-cell>
          <table:table-cell table:style-name="ce26" office:value-type="float" office:value="0.036129" calcext:value-type="float">
            <text:p>0.036</text:p>
          </table:table-cell>
          <table:table-cell table:style-name="ce26" office:value-type="float" office:value="0.049064" calcext:value-type="float">
            <text:p>0.049</text:p>
          </table:table-cell>
          <table:table-cell table:style-name="ce26" office:value-type="float" office:value="0.017963" calcext:value-type="float">
            <text:p>0.018</text:p>
          </table:table-cell>
          <table:table-cell table:style-name="ce26" office:value-type="float" office:value="0.103748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035462" calcext:value-type="float">
            <text:p>0.035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7764" calcext:value-type="float">
            <text:p>0.108</text:p>
          </table:table-cell>
          <table:table-cell table:style-name="ce26" office:value-type="float" office:value="0.042136" calcext:value-type="float">
            <text:p>0.042</text:p>
          </table:table-cell>
          <table:table-cell table:style-name="ce26" office:value-type="float" office:value="0.048637" calcext:value-type="float">
            <text:p>0.049</text:p>
          </table:table-cell>
          <table:table-cell table:style-name="ce26" office:value-type="float" office:value="0.016401" calcext:value-type="float">
            <text:p>0.016</text:p>
          </table:table-cell>
          <table:table-cell table:style-name="ce26" office:value-type="float" office:value="0.107936" calcext:value-type="float">
            <text:p>0.10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3671" calcext:value-type="float">
            <text:p>0.34</text:p>
          </table:table-cell>
          <table:table-cell office:value-type="float" office:value="0.059274" calcext:value-type="float">
            <text:p>0.06</text:p>
          </table:table-cell>
          <table:table-cell office:value-type="float" office:value="0.368977" calcext:value-type="float">
            <text:p>0.37</text:p>
          </table:table-cell>
          <table:table-cell office:value-type="float" office:value="0.032401" calcext:value-type="float">
            <text:p>0.03</text:p>
          </table:table-cell>
          <table:table-cell office:value-type="float" office:value="0.104025" calcext:value-type="float">
            <text:p>0.10</text:p>
          </table:table-cell>
          <table:table-cell office:value-type="float" office:value="0.231844" calcext:value-type="float">
            <text:p>0.23</text:p>
          </table:table-cell>
          <table:table-cell office:value-type="float" office:value="0.369157" calcext:value-type="float">
            <text:p>0.37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336118" calcext:value-type="float">
            <text:p>0.34</text:p>
          </table:table-cell>
          <table:table-cell office:value-type="float" office:value="0.024865" calcext:value-type="float">
            <text:p>0.02</text:p>
          </table:table-cell>
          <table:table-cell office:value-type="float" office:value="0.381656" calcext:value-type="float">
            <text:p>0.38</text:p>
          </table:table-cell>
          <table:table-cell office:value-type="float" office:value="0.053126" calcext:value-type="float">
            <text:p>0.05</text:p>
          </table:table-cell>
          <table:table-cell office:value-type="float" office:value="0.108265" calcext:value-type="float">
            <text:p>0.11</text:p>
          </table:table-cell>
          <table:table-cell office:value-type="float" office:value="0.219774" calcext:value-type="float">
            <text:p>0.22</text:p>
          </table:table-cell>
          <table:table-cell office:value-type="float" office:value="0.381794" calcext:value-type="float">
            <text:p>0.3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63838" calcext:value-type="float">
            <text:p>0.36</text:p>
          </table:table-cell>
          <table:table-cell office:value-type="float" office:value="0.019868" calcext:value-type="float">
            <text:p>0.02</text:p>
          </table:table-cell>
          <table:table-cell office:value-type="float" office:value="0.393288" calcext:value-type="float">
            <text:p>0.39</text:p>
          </table:table-cell>
          <table:table-cell office:value-type="float" office:value="0.095536" calcext:value-type="float">
            <text:p>0.10</text:p>
          </table:table-cell>
          <table:table-cell office:value-type="float" office:value="0.102207" calcext:value-type="float">
            <text:p>0.10</text:p>
          </table:table-cell>
          <table:table-cell office:value-type="float" office:value="0.19511" calcext:value-type="float">
            <text:p>0.20</text:p>
          </table:table-cell>
          <table:table-cell office:value-type="float" office:value="0.393456" calcext:value-type="float">
            <text:p>0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09333" calcext:value-type="float">
            <text:p>0.41</text:p>
          </table:table-cell>
          <table:table-cell office:value-type="float" office:value="0.014804" calcext:value-type="float">
            <text:p>0.01</text:p>
          </table:table-cell>
          <table:table-cell office:value-type="float" office:value="0.437476" calcext:value-type="float">
            <text:p>0.44</text:p>
          </table:table-cell>
          <table:table-cell office:value-type="float" office:value="0.161713" calcext:value-type="float">
            <text:p>0.16</text:p>
          </table:table-cell>
          <table:table-cell office:value-type="float" office:value="0.0989" calcext:value-type="float">
            <text:p>0.10</text:p>
          </table:table-cell>
          <table:table-cell office:value-type="float" office:value="0.176449" calcext:value-type="float">
            <text:p>0.18</text:p>
          </table:table-cell>
          <table:table-cell office:value-type="float" office:value="0.437652" calcext:value-type="float">
            <text:p>0.44</text:p>
          </table:table-cell>
          <table:table-cell table:number-columns-repeated="8"/>
        </table:table-row>
      </table:table>
      <table:table table:name="2DArray-test" table:style-name="ta1"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1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office:value-type="string" calcext:value-type="string">
            <text:p>4000*4000</text:p>
          </table:table-cell>
          <table:table-cell/>
          <table:table-cell office:value-type="string" calcext:value-type="string">
            <text:p>10000*10000</text:p>
          </table:table-cell>
          <table:table-cell/>
        </table:table-row>
        <table:table-row table:style-name="ro1">
          <table:table-cell table:style-name="ce20" office:value-type="string" calcext:value-type="string">
            <text:p>4000*4000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0795</text:p>
          </table:table-cell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38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</text:p>
          </table:table-cell>
          <table:table-cell table:formula="of:=((4000*4000*5000*8)/1000000)/[.B6]" office:value-type="float" office:value="4621.91323448385" calcext:value-type="float">
            <text:p>4621.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895031</text:p>
          </table:table-cell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3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90</text:p>
          </table:table-cell>
          <table:table-cell table:formula="of:=((4000*4000*5000*8)/1000000)/[.B7]" office:value-type="float" office:value="8901.86694543605" calcext:value-type="float">
            <text:p>8901.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76679</text:p>
          </table:table-cell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2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8</text:p>
          </table:table-cell>
          <table:table-cell table:formula="of:=((4000*4000*5000*8)/1000000)/[.B8]" office:value-type="float" office:value="12805.9729619089" calcext:value-type="float">
            <text:p>12805.9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24</text:p>
          </table:table-cell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1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</text:p>
          </table:table-cell>
          <table:table-cell table:formula="of:=((4000*4000*5000*8)/1000000)/[.B9]" office:value-type="float" office:value="16854.3468413901" calcext:value-type="float">
            <text:p>16854.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29653</text:p>
          </table:table-cell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08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3</text:p>
          </table:table-cell>
          <table:table-cell table:formula="of:=((4000*4000*5000*8)/1000000)/[.B10]" office:value-type="float" office:value="20759.2346238863" calcext:value-type="float">
            <text:p>20759.2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0562</text:p>
          </table:table-cell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75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</text:p>
          </table:table-cell>
          <table:table-cell table:formula="of:=((4000*4000*5000*8)/1000000)/[.B11]" office:value-type="float" office:value="24426.9569484807" calcext:value-type="float">
            <text:p>24426.9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67234</text:p>
          </table:table-cell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2.998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7</text:p>
          </table:table-cell>
          <table:table-cell table:formula="of:=((4000*4000*5000*8)/1000000)/[.B12]" office:value-type="float" office:value="27388.7786633198" calcext:value-type="float">
            <text:p>27388.7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0475</text:p>
          </table:table-cell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</text:p>
          </table:table-cell>
          <table:table-cell table:formula="of:=((4000*4000*5000*8)/1000000)/[.B13]" office:value-type="float" office:value="29050.6673142545" calcext:value-type="float">
            <text:p>29050.67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28702</text:p>
          </table:table-cell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35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3</text:p>
          </table:table-cell>
          <table:table-cell table:formula="of:=((4000*4000*5000*8)/1000000)/[.B14]" office:value-type="float" office:value="30290.5497933569" calcext:value-type="float">
            <text:p>30290.5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79626</text:p>
          </table:table-cell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2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8</text:p>
          </table:table-cell>
          <table:table-cell table:formula="of:=((4000*4000*5000*8)/1000000)/[.B15]" office:value-type="float" office:value="31558.7674052766" calcext:value-type="float">
            <text:p>31558.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69605</text:p>
          </table:table-cell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2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7</text:p>
          </table:table-cell>
          <table:table-cell table:formula="of:=((4000*4000*5000*8)/1000000)/[.B16]" office:value-type="float" office:value="32372.928037763" calcext:value-type="float">
            <text:p>32372.9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0601</text:p>
          </table:table-cell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1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</text:p>
          </table:table-cell>
          <table:table-cell table:formula="of:=((4000*4000*5000*8)/1000000)/[.B17]" office:value-type="float" office:value="32769.0888775005" calcext:value-type="float">
            <text:p>32769.0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4596</text:p>
          </table:table-cell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05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</text:p>
          </table:table-cell>
          <table:table-cell table:formula="of:=((4000*4000*5000*8)/1000000)/[.B18]" office:value-type="float" office:value="32072.8116971148" calcext:value-type="float">
            <text:p>32072.8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68237</text:p>
          </table:table-cell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3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7</text:p>
          </table:table-cell>
          <table:table-cell table:formula="of:=((4000*4000*5000*8)/1000000)/[.B19]" office:value-type="float" office:value="33919.438260183" calcext:value-type="float">
            <text:p>33919.4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25167</text:p>
          </table:table-cell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398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3</text:p>
          </table:table-cell>
          <table:table-cell table:formula="of:=((4000*4000*5000*8)/1000000)/[.B20]" office:value-type="float" office:value="33997.0423635551" calcext:value-type="float">
            <text:p>33997.0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899027</text:p>
          </table:table-cell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1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90</text:p>
          </table:table-cell>
          <table:table-cell table:formula="of:=((4000*4000*5000*8)/1000000)/[.B21]" office:value-type="float" office:value="33864.1772404473" calcext:value-type="float">
            <text:p>33864.18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10000*1000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4</text:p>
          </table:table-cell>
          <table:table-cell table:formula="of:=((10000*10000*5000*8)/1000000)/[.B25]" office:value-type="float" office:value="4670.50714607268" calcext:value-type="float">
            <text:p>4670.5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</text:p>
          </table:table-cell>
          <table:table-cell table:formula="of:=((10000*10000*5000*8)/1000000)/[.B26]" office:value-type="float" office:value="8979.20601307975" calcext:value-type="float">
            <text:p>8979.2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</text:p>
          </table:table-cell>
          <table:table-cell table:formula="of:=((10000*10000*5000*8)/1000000)/[.B27]" office:value-type="float" office:value="13057.2794220159" calcext:value-type="float">
            <text:p>13057.2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2</text:p>
          </table:table-cell>
          <table:table-cell table:formula="of:=((10000*10000*5000*8)/1000000)/[.B28]" office:value-type="float" office:value="16876.450652233" calcext:value-type="float">
            <text:p>16876.4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1</text:p>
          </table:table-cell>
          <table:table-cell table:formula="of:=((10000*10000*5000*8)/1000000)/[.B29]" office:value-type="float" office:value="20511.9229321109" calcext:value-type="float">
            <text:p>20511.9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8</text:p>
          </table:table-cell>
          <table:table-cell table:formula="of:=((10000*10000*5000*8)/1000000)/[.B30]" office:value-type="float" office:value="24172.7682863336" calcext:value-type="float">
            <text:p>24172.7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3.00</text:p>
          </table:table-cell>
          <table:table-cell table:formula="of:=((10000*10000*5000*8)/1000000)/[.B31]" office:value-type="float" office:value="26143.9654845276" calcext:value-type="float">
            <text:p>26143.9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</text:p>
          </table:table-cell>
          <table:table-cell table:formula="of:=((10000*10000*5000*8)/1000000)/[.B32]" office:value-type="float" office:value="27059.6758057362" calcext:value-type="float">
            <text:p>27059.6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4</text:p>
          </table:table-cell>
          <table:table-cell table:formula="of:=((10000*10000*5000*8)/1000000)/[.B33]" office:value-type="float" office:value="27334.5023161036" calcext:value-type="float">
            <text:p>27334.5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3</text:p>
          </table:table-cell>
          <table:table-cell table:formula="of:=((10000*10000*5000*8)/1000000)/[.B34]" office:value-type="float" office:value="29021.3604032588" calcext:value-type="float">
            <text:p>29021.3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</text:p>
          </table:table-cell>
          <table:table-cell table:formula="of:=((10000*10000*5000*8)/1000000)/[.B35]" office:value-type="float" office:value="29695.0065960776" calcext:value-type="float">
            <text:p>29695.0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</text:p>
          </table:table-cell>
          <table:table-cell table:formula="of:=((10000*10000*5000*8)/1000000)/[.B36]" office:value-type="float" office:value="29917.4772015548" calcext:value-type="float">
            <text:p>29917.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1</text:p>
          </table:table-cell>
          <table:table-cell table:formula="of:=((10000*10000*5000*8)/1000000)/[.B37]" office:value-type="float" office:value="30533.1843578558" calcext:value-type="float">
            <text:p>30533.1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</text:p>
          </table:table-cell>
          <table:table-cell table:formula="of:=((10000*10000*5000*8)/1000000)/[.B38]" office:value-type="float" office:value="31263.7159783944" calcext:value-type="float">
            <text:p>31263.72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40</text:p>
          </table:table-cell>
          <table:table-cell table:formula="of:=((10000*10000*5000*8)/1000000)/[.B39]" office:value-type="float" office:value="31153.0432111168" calcext:value-type="float">
            <text:p>31153.0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</text:p>
          </table:table-cell>
          <table:table-cell table:formula="of:=((10000*10000*5000*8)/1000000)/[.B40]" office:value-type="float" office:value="31217.9274817534" calcext:value-type="float">
            <text:p>31217.93</text:p>
          </table:table-cell>
          <table:table-cell table:number-columns-repeated="14"/>
        </table:table-row>
      </table:table>
      <table:table table:name="NVM_2_klad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22" table:default-cell-style-name="ce18"/>
        <table:table-column table:style-name="co17" table:default-cell-style-name="ce18"/>
        <table:table-column table:style-name="co13" table:default-cell-style-name="ce18"/>
        <table:table-column table:style-name="co26" table:default-cell-style-name="ce18"/>
        <table:table-column table:style-name="co27" table:default-cell-style-name="ce18"/>
        <table:table-column table:style-name="co25" table:default-cell-style-name="ce18"/>
        <table:table-column table:style-name="co18" table:default-cell-style-name="ce18"/>
        <table:table-row table:style-name="ro1"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/>
          <table:table-cell table:style-name="ce7"/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105.100515" calcext:value-type="float">
            <text:p>105.10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107.85785" calcext:value-type="float">
            <text:p>107.86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111.093945" calcext:value-type="float">
            <text:p>111.09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128.948093" calcext:value-type="float">
            <text:p>128.95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151.410891" calcext:value-type="float">
            <text:p>151.41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161.984013" calcext:value-type="float">
            <text:p>161.98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175.999155" calcext:value-type="float">
            <text:p>176.00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4.510031" calcext:value-type="float">
            <text:p>224.51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21.753742" calcext:value-type="float">
            <text:p>221.7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246.761261" calcext:value-type="float">
            <text:p>246.76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241.421745" calcext:value-type="float">
            <text:p>241.42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291.973009" calcext:value-type="float">
            <text:p>291.97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339.153393" calcext:value-type="float">
            <text:p>339.1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466.632205" calcext:value-type="float">
            <text:p>466.63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822.067512" calcext:value-type="float">
            <text:p>822.07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table:style-name="ce18"/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/>
          <table:table-cell table:style-name="Default" table:number-columns-repeated="2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74.840342" calcext:value-type="float">
            <text:p>774.8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87.082936" calcext:value-type="float">
            <text:p>87.08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9.095258" calcext:value-type="float">
            <text:p>419.1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60.280252" calcext:value-type="float">
            <text:p>60.28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299.396796" calcext:value-type="float">
            <text:p>299.4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128.0793" calcext:value-type="float">
            <text:p>128.0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58.410536" calcext:value-type="float">
            <text:p>258.4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168.524446" calcext:value-type="float">
            <text:p>168.52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6.550813" calcext:value-type="float">
            <text:p>226.5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141.201949" calcext:value-type="float">
            <text:p>141.20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89.58812" calcext:value-type="float">
            <text:p>189.5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123.406878" calcext:value-type="float">
            <text:p>123.41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1.973868" calcext:value-type="float">
            <text:p>161.9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124.277603" calcext:value-type="float">
            <text:p>124.28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91.809105" calcext:value-type="float">
            <text:p>191.81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96.303001" calcext:value-type="float">
            <text:p>96.3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42.023026" calcext:value-type="float">
            <text:p>142.0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98.716908" calcext:value-type="float">
            <text:p>98.72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45.043584" calcext:value-type="float">
            <text:p>145.04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89.868802" calcext:value-type="float">
            <text:p>89.8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2.719697" calcext:value-type="float">
            <text:p>142.7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87.668808" calcext:value-type="float">
            <text:p>87.67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6.393875" calcext:value-type="float">
            <text:p>136.39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58.139568" calcext:value-type="float">
            <text:p>58.14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95.075827" calcext:value-type="float">
            <text:p>95.08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56.014753" calcext:value-type="float">
            <text:p>56.01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8.262658" calcext:value-type="float">
            <text:p>78.2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22.10723" calcext:value-type="float">
            <text:p>22.11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429876" calcext:value-type="float">
            <text:p>63.43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</table:table-row>
        <table:table-row table:style-name="ro1">
          <table:table-cell office:value-type="string" calcext:value-type="string">
            <text:p>gammelt</text:p>
          </table:table-cell>
          <table:table-cell/>
          <table:table-cell table:style-name="Default" table:number-columns-repeated="2"/>
          <table:table-cell table:number-columns-repeated="14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14"/>
          <table:table-cell table:formula="of:=[.X65]-[.Y65]" office:value-type="float" office:value="106.47724" calcext:value-type="float">
            <text:p>106.477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14"/>
          <table:table-cell table:formula="of:=[.X66]-[.Y66]" office:value-type="float" office:value="107.572792" calcext:value-type="float">
            <text:p>107.5727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14"/>
          <table:table-cell table:formula="of:=[.X67]-[.Y67]" office:value-type="float" office:value="111.84962" calcext:value-type="float">
            <text:p>111.849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14"/>
          <table:table-cell table:formula="of:=[.X68]-[.Y68]" office:value-type="float" office:value="137.925629" calcext:value-type="float">
            <text:p>137.9256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69]-[.Y69]" office:value-type="float" office:value="147.566254" calcext:value-type="float">
            <text:p>147.5662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0]-[.Y70]" office:value-type="float" office:value="162.87338" calcext:value-type="float">
            <text:p>162.87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1]-[.Y71]" office:value-type="float" office:value="171.849353" calcext:value-type="float">
            <text:p>171.8493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2]-[.Y72]" office:value-type="float" office:value="199.345496" calcext:value-type="float">
            <text:p>199.34549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3]-[.Y73]" office:value-type="float" office:value="235.154581" calcext:value-type="float">
            <text:p>235.1545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4]-[.Y74]" office:value-type="float" office:value="235.506729" calcext:value-type="float">
            <text:p>235.5067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5]-[.Y75]" office:value-type="float" office:value="240.330435" calcext:value-type="float">
            <text:p>240.3304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6]-[.Y76]" office:value-type="float" office:value="288.708728" calcext:value-type="float">
            <text:p>288.7087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7]-[.Y77]" office:value-type="float" office:value="351.7473" calcext:value-type="float">
            <text:p>351.74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8]-[.Y78]" office:value-type="float" office:value="464.624341" calcext:value-type="float">
            <text:p>464.624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9]-[.Y79]" office:value-type="float" office:value="823.711644" calcext:value-type="float">
            <text:p>823.7116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</table:table-row>
      </table:table>
      <table:table table:name="NVDIMM_Analyze_only" table:style-name="ta1">
        <table:table-column table:style-name="co1" table:number-columns-repeated="2" table:default-cell-style-name="Default"/>
        <table:table-column table:style-name="co1" table:default-cell-style-name="ce18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12.952733" calcext:value-type="float">
            <text:p>912.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17.37539" calcext:value-type="float">
            <text:p>417.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7.173606" calcext:value-type="float">
            <text:p>277.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7.332826" calcext:value-type="float">
            <text:p>217.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.669372" calcext:value-type="float">
            <text:p>174.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8.404115" calcext:value-type="float">
            <text:p>188.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3.927689" calcext:value-type="float">
            <text:p>233.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4.640736" calcext:value-type="float">
            <text:p>234.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0.508553" calcext:value-type="float">
            <text:p>220.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.1043" calcext:value-type="float">
            <text:p>207.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8.313821" calcext:value-type="float">
            <text:p>188.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.65204" calcext:value-type="float">
            <text:p>188.6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4.078407" calcext:value-type="float">
            <text:p>174.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8.628943" calcext:value-type="float">
            <text:p>168.6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1.058782" calcext:value-type="float">
            <text:p>161.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2.09846" calcext:value-type="float">
            <text:p>162.10</text:p>
          </table:table-cell>
        </table:table-row>
      </table:table>
      <table:table table:name="TEMP" table:style-name="ta1">
        <table:table-column table:style-name="co12" table:default-cell-style-name="Default"/>
        <table:table-column table:style-name="co28" table:default-cell-style-name="ce7"/>
        <table:table-column table:style-name="co29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Predicted </text:p>
          </table:table-cell>
          <table:table-cell office:value-type="string" calcext:value-type="string">
            <text:p>Load/store </text:p>
          </table:table-cell>
          <table:table-cell office:value-type="string" calcext:value-type="string">
            <text:p>In M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econds</text:p>
          </table:table-cell>
          <table:table-cell table:number-columns-repeated="2"/>
          <table:table-cell office:value-type="string" calcext:value-type="string">
            <text:p>Predicted </text:p>
          </table:table-cell>
          <table:table-cell table:style-name="ce7" office:value-type="string" calcext:value-type="string">
            <text:p>Load/store </text:p>
          </table:table-cell>
          <table:table-cell office:value-type="string" calcext:value-type="string">
            <text:p>In M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econds</text:p>
          </table:table-cell>
          <table:table-cell table:number-columns-repeated="2"/>
          <table:table-cell table:number-columns-repeated="2" office:value-type="string" calcext:value-type="string">
            <text:p>L3 cache misses</text:p>
          </table:table-cell>
          <table:table-cell table:number-columns-repeated="2" office:value-type="string" calcext:value-type="string">
            <text:p>L3 load misses</text:p>
          </table:table-cell>
          <table:table-cell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instructions completed</text:p>
          </table:table-cell>
          <table:table-cell table:number-columns-repeated="5"/>
          <table:table-cell office:value-type="string" calcext:value-type="string">
            <text:p>calculation</text:p>
          </table:table-cell>
          <table:table-cell table:style-name="ce7" office:value-type="string" calcext:value-type="string">
            <text:p>instructions</text:p>
          </table:table-cell>
          <table:table-cell table:number-columns-repeated="4"/>
          <table:table-cell table:style-name="ce20" office:value-type="string" calcext:value-type="string">
            <text:p>threads</text:p>
          </table:table-cell>
          <table:table-cell office:value-type="string" calcext:value-type="string">
            <text:p>PAPI_L3_TCM</text:p>
          </table:table-cell>
          <table:table-cell office:value-type="string" calcext:value-type="string">
            <text:p>in MB</text:p>
          </table:table-cell>
          <table:table-cell office:value-type="string" calcext:value-type="string">
            <text:p>PAPI_L3_LDM</text:p>
          </table:table-cell>
          <table:table-cell office:value-type="string" calcext:value-type="string">
            <text:p>in M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1347231158" calcext:value-type="float">
            <text:p>161,347,231,158</text:p>
          </table:table-cell>
          <table:table-cell table:style-name="ce16" table:formula="of:=([.B3]*8)/1000000" office:value-type="float" office:value="1290777.849264" calcext:value-type="float">
            <text:p>1,290,777.85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[.C3]/[.D3]" office:value-type="float" office:value="17.3291336528207" calcext:value-type="float">
            <text:p>17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3]*8)/1000000" office:value-type="float" office:value="9323306.9696" calcext:value-type="float">
            <text:p>9,323,306.97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[.J3]/[.K3]" office:value-type="float" office:value="125.168581607282" calcext:value-type="float">
            <text:p>125.1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9702008094" calcext:value-type="float">
            <text:p>9,702,008,094</text:p>
          </table:table-cell>
          <table:table-cell table:style-name="ce16" table:formula="of:=([.O3]*64)/1000000" office:value-type="float" office:value="620928.518016" calcext:value-type="float">
            <text:p>620,928.52</text:p>
          </table:table-cell>
          <table:table-cell table:style-name="ce7" office:value-type="float" office:value="25760001" calcext:value-type="float">
            <text:p>25,760,001</text:p>
          </table:table-cell>
          <table:table-cell table:style-name="ce16" table:formula="of:=([.Q3]*64)/1000000" office:value-type="float" office:value="1648.640064" calcext:value-type="float">
            <text:p>1,648.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773952639" calcext:value-type="float">
            <text:p>172,773,952,639</text:p>
          </table:table-cell>
          <table:table-cell table:style-name="ce16" table:formula="of:=([.B4]*8)/1000000" office:value-type="float" office:value="1382191.621112" calcext:value-type="float">
            <text:p>1,382,191.6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[.C4]/[.D4]" office:value-type="float" office:value="18.4994207500997" calcext:value-type="float">
            <text:p>18.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4]*8)/1000000" office:value-type="float" office:value="9323306.9696" calcext:value-type="float">
            <text:p>9,323,306.97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[.J4]/[.K4]" office:value-type="float" office:value="124.784274320957" calcext:value-type="float">
            <text:p>124.7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0414505930" calcext:value-type="float">
            <text:p>10,414,505,930</text:p>
          </table:table-cell>
          <table:table-cell table:style-name="ce16" table:formula="of:=([.O4]*64)/1000000" office:value-type="float" office:value="666528.37952" calcext:value-type="float">
            <text:p>666,528.38</text:p>
          </table:table-cell>
          <table:table-cell table:style-name="ce7" office:value-type="float" office:value="24990133" calcext:value-type="float">
            <text:p>24,990,133</text:p>
          </table:table-cell>
          <table:table-cell table:style-name="ce16" table:formula="of:=([.Q4]*64)/1000000" office:value-type="float" office:value="1599.368512" calcext:value-type="float">
            <text:p>1,599.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957951084" calcext:value-type="float">
            <text:p>185,957,951,084</text:p>
          </table:table-cell>
          <table:table-cell table:style-name="ce16" table:formula="of:=([.B5]*8)/1000000" office:value-type="float" office:value="1487663.608672" calcext:value-type="float">
            <text:p>1,487,663.61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[.C5]/[.D5]" office:value-type="float" office:value="19.9260054148841" calcext:value-type="float">
            <text:p>19.9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5]*8)/1000000" office:value-type="float" office:value="9323306.9696" calcext:value-type="float">
            <text:p>9,323,306.97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[.J5]/[.K5]" office:value-type="float" office:value="124.877871635722" calcext:value-type="float">
            <text:p>124.8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1267940351" calcext:value-type="float">
            <text:p>11,267,940,351</text:p>
          </table:table-cell>
          <table:table-cell table:style-name="ce16" table:formula="of:=([.O5]*64)/1000000" office:value-type="float" office:value="721148.182464" calcext:value-type="float">
            <text:p>721,148.18</text:p>
          </table:table-cell>
          <table:table-cell table:style-name="ce7" office:value-type="float" office:value="18020986" calcext:value-type="float">
            <text:p>18,020,986</text:p>
          </table:table-cell>
          <table:table-cell table:style-name="ce16" table:formula="of:=([.Q5]*64)/1000000" office:value-type="float" office:value="1153.343104" calcext:value-type="float">
            <text:p>1,153.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71615621" calcext:value-type="float">
            <text:p>201,671,615,621</text:p>
          </table:table-cell>
          <table:table-cell table:style-name="ce16" table:formula="of:=([.B6]*8)/1000000" office:value-type="float" office:value="1613372.924968" calcext:value-type="float">
            <text:p>1,613,372.9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[.C6]/[.D6]" office:value-type="float" office:value="21.7402302741627" calcext:value-type="float">
            <text:p>21.7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6]*8)/1000000" office:value-type="float" office:value="9323306.9696" calcext:value-type="float">
            <text:p>9,323,306.97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[.J6]/[.K6]" office:value-type="float" office:value="125.631735415314" calcext:value-type="float">
            <text:p>125.6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187448519" calcext:value-type="float">
            <text:p>12,187,448,519</text:p>
          </table:table-cell>
          <table:table-cell table:style-name="ce16" table:formula="of:=([.O6]*64)/1000000" office:value-type="float" office:value="779996.705216" calcext:value-type="float">
            <text:p>779,996.71</text:p>
          </table:table-cell>
          <table:table-cell table:style-name="ce7" office:value-type="float" office:value="18274879" calcext:value-type="float">
            <text:p>18,274,879</text:p>
          </table:table-cell>
          <table:table-cell table:style-name="ce16" table:formula="of:=([.Q6]*64)/1000000" office:value-type="float" office:value="1169.592256" calcext:value-type="float">
            <text:p>1,169.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9943929111" calcext:value-type="float">
            <text:p>219,943,929,111</text:p>
          </table:table-cell>
          <table:table-cell table:style-name="ce16" table:formula="of:=([.B7]*8)/1000000" office:value-type="float" office:value="1759551.432888" calcext:value-type="float">
            <text:p>1,759,551.43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[.C7]/[.D7]" office:value-type="float" office:value="23.7164439028888" calcext:value-type="float">
            <text:p>23.7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7]*8)/1000000" office:value-type="float" office:value="9323306.9696" calcext:value-type="float">
            <text:p>9,323,306.97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[.J7]/[.K7]" office:value-type="float" office:value="125.665941103527" calcext:value-type="float">
            <text:p>125.6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3274582641" calcext:value-type="float">
            <text:p>13,274,582,641</text:p>
          </table:table-cell>
          <table:table-cell table:style-name="ce16" table:formula="of:=([.O7]*64)/1000000" office:value-type="float" office:value="849573.289024" calcext:value-type="float">
            <text:p>849,573.29</text:p>
          </table:table-cell>
          <table:table-cell table:style-name="ce7" office:value-type="float" office:value="18637339" calcext:value-type="float">
            <text:p>18,637,339</text:p>
          </table:table-cell>
          <table:table-cell table:style-name="ce16" table:formula="of:=([.Q7]*64)/1000000" office:value-type="float" office:value="1192.789696" calcext:value-type="float">
            <text:p>1,192.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801250630" calcext:value-type="float">
            <text:p>241,801,250,630</text:p>
          </table:table-cell>
          <table:table-cell table:style-name="ce16" table:formula="of:=([.B8]*8)/1000000" office:value-type="float" office:value="1934410.00504" calcext:value-type="float">
            <text:p>1,934,410.01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[.C8]/[.D8]" office:value-type="float" office:value="26.4005787385273" calcext:value-type="float">
            <text:p>26.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8]*8)/1000000" office:value-type="float" office:value="9323306.9696" calcext:value-type="float">
            <text:p>9,323,306.97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[.J8]/[.K8]" office:value-type="float" office:value="127.243293362358" calcext:value-type="float">
            <text:p>127.2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4593925871" calcext:value-type="float">
            <text:p>14,593,925,871</text:p>
          </table:table-cell>
          <table:table-cell table:style-name="ce16" table:formula="of:=([.O8]*64)/1000000" office:value-type="float" office:value="934011.255744" calcext:value-type="float">
            <text:p>934,011.26</text:p>
          </table:table-cell>
          <table:table-cell table:style-name="ce7" office:value-type="float" office:value="20253335" calcext:value-type="float">
            <text:p>20,253,335</text:p>
          </table:table-cell>
          <table:table-cell table:style-name="ce16" table:formula="of:=([.Q8]*64)/1000000" office:value-type="float" office:value="1296.21344" calcext:value-type="float">
            <text:p>1,296.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8439799619" calcext:value-type="float">
            <text:p>268,439,799,619</text:p>
          </table:table-cell>
          <table:table-cell table:style-name="ce16" table:formula="of:=([.B9]*8)/1000000" office:value-type="float" office:value="2147518.396952" calcext:value-type="float">
            <text:p>2,147,518.40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[.C9]/[.D9]" office:value-type="float" office:value="30.073245011203" calcext:value-type="float">
            <text:p>30.0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9]*8)/1000000" office:value-type="float" office:value="9323306.9696" calcext:value-type="float">
            <text:p>9,323,306.97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[.J9]/[.K9]" office:value-type="float" office:value="130.560974569246" calcext:value-type="float">
            <text:p>130.56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16197929846" calcext:value-type="float">
            <text:p>16,197,929,846</text:p>
          </table:table-cell>
          <table:table-cell table:style-name="ce16" table:formula="of:=([.O9]*64)/1000000" office:value-type="float" office:value="1036667.510144" calcext:value-type="float">
            <text:p>1,036,667.51</text:p>
          </table:table-cell>
          <table:table-cell table:style-name="ce7" office:value-type="float" office:value="22522674" calcext:value-type="float">
            <text:p>22,522,674</text:p>
          </table:table-cell>
          <table:table-cell table:style-name="ce16" table:formula="of:=([.Q9]*64)/1000000" office:value-type="float" office:value="1441.451136" calcext:value-type="float">
            <text:p>1,441.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1317613347" calcext:value-type="float">
            <text:p>301,317,613,347</text:p>
          </table:table-cell>
          <table:table-cell table:style-name="ce16" table:formula="of:=([.B10]*8)/1000000" office:value-type="float" office:value="2410540.906776" calcext:value-type="float">
            <text:p>2,410,540.91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[.C10]/[.D10]" office:value-type="float" office:value="34.8693258823649" calcext:value-type="float">
            <text:p>34.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0]*8)/1000000" office:value-type="float" office:value="9323306.9696" calcext:value-type="float">
            <text:p>9,323,306.97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[.J10]/[.K10]" office:value-type="float" office:value="134.86492932373" calcext:value-type="float">
            <text:p>134.86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18226402006" calcext:value-type="float">
            <text:p>18,226,402,006</text:p>
          </table:table-cell>
          <table:table-cell table:style-name="ce16" table:formula="of:=([.O10]*64)/1000000" office:value-type="float" office:value="1166489.728384" calcext:value-type="float">
            <text:p>1,166,489.73</text:p>
          </table:table-cell>
          <table:table-cell table:style-name="ce7" office:value-type="float" office:value="24733748" calcext:value-type="float">
            <text:p>24,733,748</text:p>
          </table:table-cell>
          <table:table-cell table:style-name="ce16" table:formula="of:=([.Q10]*64)/1000000" office:value-type="float" office:value="1582.959872" calcext:value-type="float">
            <text:p>1,582.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3673207234" calcext:value-type="float">
            <text:p>343,673,207,234</text:p>
          </table:table-cell>
          <table:table-cell table:style-name="ce16" table:formula="of:=([.B11]*8)/1000000" office:value-type="float" office:value="2749385.657872" calcext:value-type="float">
            <text:p>2,749,385.66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[.C11]/[.D11]" office:value-type="float" office:value="41.4746187686979" calcext:value-type="float">
            <text:p>41.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1]*8)/1000000" office:value-type="float" office:value="9323306.9696" calcext:value-type="float">
            <text:p>9,323,306.9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[.J11]/[.K11]" office:value-type="float" office:value="140.642547225256" calcext:value-type="float">
            <text:p>140.64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20895036560" calcext:value-type="float">
            <text:p>20,895,036,560</text:p>
          </table:table-cell>
          <table:table-cell table:style-name="ce16" table:formula="of:=([.O11]*64)/1000000" office:value-type="float" office:value="1337282.33984" calcext:value-type="float">
            <text:p>1,337,282.34</text:p>
          </table:table-cell>
          <table:table-cell table:style-name="ce7" office:value-type="float" office:value="26738318" calcext:value-type="float">
            <text:p>26,738,318</text:p>
          </table:table-cell>
          <table:table-cell table:style-name="ce16" table:formula="of:=([.Q11]*64)/1000000" office:value-type="float" office:value="1711.252352" calcext:value-type="float">
            <text:p>1,711.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700828066" calcext:value-type="float">
            <text:p>400,700,828,066</text:p>
          </table:table-cell>
          <table:table-cell table:style-name="ce16" table:formula="of:=([.B12]*8)/1000000" office:value-type="float" office:value="3205606.624528" calcext:value-type="float">
            <text:p>3,205,606.62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[.C12]/[.D12]" office:value-type="float" office:value="51.1854514649043" calcext:value-type="float">
            <text:p>51.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2]*8)/1000000" office:value-type="float" office:value="9323306.9696" calcext:value-type="float">
            <text:p>9,323,306.97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[.J12]/[.K12]" office:value-type="float" office:value="148.869693721428" calcext:value-type="float">
            <text:p>148.87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24379213623" calcext:value-type="float">
            <text:p>24,379,213,623</text:p>
          </table:table-cell>
          <table:table-cell table:style-name="ce16" table:formula="of:=([.O12]*64)/1000000" office:value-type="float" office:value="1560269.671872" calcext:value-type="float">
            <text:p>1,560,269.67</text:p>
          </table:table-cell>
          <table:table-cell table:style-name="ce7" office:value-type="float" office:value="30061653" calcext:value-type="float">
            <text:p>30,061,653</text:p>
          </table:table-cell>
          <table:table-cell table:style-name="ce16" table:formula="of:=([.Q12]*64)/1000000" office:value-type="float" office:value="1923.945792" calcext:value-type="float">
            <text:p>1,923.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0131664993" calcext:value-type="float">
            <text:p>480,131,664,993</text:p>
          </table:table-cell>
          <table:table-cell table:style-name="ce16" table:formula="of:=([.B13]*8)/1000000" office:value-type="float" office:value="3841053.319944" calcext:value-type="float">
            <text:p>3,841,053.32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[.C13]/[.D13]" office:value-type="float" office:value="65.5857096501347" calcext:value-type="float">
            <text:p>65.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3]*8)/1000000" office:value-type="float" office:value="9323306.9696" calcext:value-type="float">
            <text:p>9,323,306.97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[.J13]/[.K13]" office:value-type="float" office:value="159.194797091798" calcext:value-type="float">
            <text:p>159.19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29243830364" calcext:value-type="float">
            <text:p>29,243,830,364</text:p>
          </table:table-cell>
          <table:table-cell table:style-name="ce16" table:formula="of:=([.O13]*64)/1000000" office:value-type="float" office:value="1871605.143296" calcext:value-type="float">
            <text:p>1,871,605.14</text:p>
          </table:table-cell>
          <table:table-cell table:style-name="ce7" office:value-type="float" office:value="36954105" calcext:value-type="float">
            <text:p>36,954,105</text:p>
          </table:table-cell>
          <table:table-cell table:style-name="ce16" table:formula="of:=([.Q13]*64)/1000000" office:value-type="float" office:value="2365.06272" calcext:value-type="float">
            <text:p>2,365.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9842341666" calcext:value-type="float">
            <text:p>599,842,341,666</text:p>
          </table:table-cell>
          <table:table-cell table:style-name="ce16" table:formula="of:=([.B14]*8)/1000000" office:value-type="float" office:value="4798738.733328" calcext:value-type="float">
            <text:p>4,798,738.73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[.C14]/[.D14]" office:value-type="float" office:value="97.0465568403043" calcext:value-type="float">
            <text:p>97.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4]*8)/1000000" office:value-type="float" office:value="9323306.9696" calcext:value-type="float">
            <text:p>9,323,306.97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[.J14]/[.K14]" office:value-type="float" office:value="188.548468680103" calcext:value-type="float">
            <text:p>188.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36569741426" calcext:value-type="float">
            <text:p>36,569,741,426</text:p>
          </table:table-cell>
          <table:table-cell table:style-name="ce16" table:formula="of:=([.O14]*64)/1000000" office:value-type="float" office:value="2340463.451264" calcext:value-type="float">
            <text:p>2,340,463.45</text:p>
          </table:table-cell>
          <table:table-cell table:style-name="ce7" office:value-type="float" office:value="44680152" calcext:value-type="float">
            <text:p>44,680,152</text:p>
          </table:table-cell>
          <table:table-cell table:style-name="ce16" table:formula="of:=([.Q14]*64)/1000000" office:value-type="float" office:value="2859.529728" calcext:value-type="float">
            <text:p>2,859.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9776584260" calcext:value-type="float">
            <text:p>799,776,584,260</text:p>
          </table:table-cell>
          <table:table-cell table:style-name="ce16" table:formula="of:=([.B15]*8)/1000000" office:value-type="float" office:value="6398212.67408" calcext:value-type="float">
            <text:p>6,398,212.67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[.C15]/[.D15]" office:value-type="float" office:value="165.940801564429" calcext:value-type="float">
            <text:p>165.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5]*8)/1000000" office:value-type="float" office:value="9323306.9696" calcext:value-type="float">
            <text:p>9,323,306.97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[.J15]/[.K15]" office:value-type="float" office:value="241.804564895791" calcext:value-type="float">
            <text:p>241.8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48621709482" calcext:value-type="float">
            <text:p>48,621,709,482</text:p>
          </table:table-cell>
          <table:table-cell table:style-name="ce16" table:formula="of:=([.O15]*64)/1000000" office:value-type="float" office:value="3111789.406848" calcext:value-type="float">
            <text:p>3,111,789.41</text:p>
          </table:table-cell>
          <table:table-cell table:style-name="ce7" office:value-type="float" office:value="56447194" calcext:value-type="float">
            <text:p>56,447,194</text:p>
          </table:table-cell>
          <table:table-cell table:style-name="ce16" table:formula="of:=([.Q15]*64)/1000000" office:value-type="float" office:value="3612.620416" calcext:value-type="float">
            <text:p>3,612.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9717220704" calcext:value-type="float">
            <text:p>1,199,717,220,704</text:p>
          </table:table-cell>
          <table:table-cell table:style-name="ce16" table:formula="of:=([.B16]*8)/1000000" office:value-type="float" office:value="9597737.765632" calcext:value-type="float">
            <text:p>9,597,737.77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[.C16]/[.D16]" office:value-type="float" office:value="363.114660261428" calcext:value-type="float">
            <text:p>363.11</text:p>
          </table:table-cell>
          <table:table-cell office:value-type="string" calcext:value-type="string">
            <text:p>real tid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6]*8)/1000000" office:value-type="float" office:value="9323306.9696" calcext:value-type="float">
            <text:p>9,323,306.97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[.J16]/[.K16]" office:value-type="float" office:value="352.732021383415" calcext:value-type="float">
            <text:p>352.73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72963408589" calcext:value-type="float">
            <text:p>72,963,408,589</text:p>
          </table:table-cell>
          <table:table-cell table:style-name="ce16" table:formula="of:=([.O16]*64)/1000000" office:value-type="float" office:value="4669658.149696" calcext:value-type="float">
            <text:p>4,669,658.15</text:p>
          </table:table-cell>
          <table:table-cell table:style-name="ce7" office:value-type="float" office:value="80746396" calcext:value-type="float">
            <text:p>80,746,396</text:p>
          </table:table-cell>
          <table:table-cell table:style-name="ce16" table:formula="of:=([.Q16]*64)/1000000" office:value-type="float" office:value="5167.769344" calcext:value-type="float">
            <text:p>5,167.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9341092964" calcext:value-type="float">
            <text:p>2,399,341,092,964</text:p>
          </table:table-cell>
          <table:table-cell table:style-name="ce16" table:formula="of:=([.B17]*8)/1000000" office:value-type="float" office:value="19194728.743712" calcext:value-type="float">
            <text:p>19,194,728.74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C17]/[.D17]" office:value-type="float" office:value="1446.99881974731" calcext:value-type="float">
            <text:p>1447.00</text:p>
          </table:table-cell>
          <table:table-cell table:style-name="ce18" office:value-type="float" office:value="822.067512" calcext:value-type="float">
            <text:p>822.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7]*8)/1000000" office:value-type="float" office:value="9323306.9696" calcext:value-type="float">
            <text:p>9,323,306.97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J17]/[.K17]" office:value-type="float" office:value="702.839532732262" calcext:value-type="float">
            <text:p>702.84</text:p>
          </table:table-cell>
          <table:table-cell table:style-name="ce18"/>
          <table:table-cell table:style-name="ce29" office:value-type="float" office:value="1" calcext:value-type="float">
            <text:p>1</text:p>
          </table:table-cell>
          <table:table-cell table:style-name="ce7" office:value-type="float" office:value="146650902016" calcext:value-type="float">
            <text:p>146,650,902,016</text:p>
          </table:table-cell>
          <table:table-cell table:style-name="ce16" table:formula="of:=([.O17]*64)/1000000" office:value-type="float" office:value="9385657.729024" calcext:value-type="float">
            <text:p>9,385,657.73</text:p>
          </table:table-cell>
          <table:table-cell table:style-name="ce7" office:value-type="float" office:value="149083280" calcext:value-type="float">
            <text:p>149,083,280</text:p>
          </table:table-cell>
          <table:table-cell table:style-name="ce16" table:formula="of:=([.Q17]*64)/1000000" office:value-type="float" office:value="9541.32992" calcext:value-type="float">
            <text:p>9,541.33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/>
          <table:table-cell table:style-name="ce18" table:number-columns-repeated="2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3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API_L3_TCM: 145437044007 cache misses.</text:p>
          </table:table-cell>
          <table:table-cell table:style-name="ce16"/>
          <table:table-cell/>
          <table:table-cell table:style-name="ce18" table:number-columns-repeated="2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API_L3_TCW: 239627393 total cache writes.</text:p>
          </table:table-cell>
          <table:table-cell table:style-name="ce16"/>
          <table:table-cell/>
          <table:table-cell table:style-name="ce18" table:number-columns-repeated="2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3"/>
          <table:table-cell office:value-type="string" calcext:value-type="string">
            <text:p>array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hile-loop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/store </text:p>
          </table:table-cell>
          <table:table-cell office:value-type="string" calcext:value-type="string">
            <text:p>In M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econds</text:p>
          </table:table-cell>
          <table:table-cell table:style-name="ce18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2"/>
          <table:table-cell table:style-name="ce20"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5000" calcext:value-type="float">
            <text:p>5000</text:p>
          </table:table-cell>
          <table:table-cell table:style-name="ce7" table:formula="of:=[.P21]*[.O21]*[.Q21]" office:value-type="float" office:value="480000000000" calcext:value-type="float">
            <text:p>480,000,000,000</text:p>
          </table:table-cell>
          <table:table-cell table:style-name="ce7" table:formula="of:=[.R21]/16" office:value-type="float" office:value="30000000000" calcext:value-type="float">
            <text:p>30,000,000,000</text:p>
          </table:table-cell>
        </table:table-row>
        <table:table-row table:style-name="ro1">
          <table:table-cell/>
          <table:table-cell office:value-type="string" calcext:value-type="string">
            <text:p>instructions completed</text:p>
          </table:table-cell>
          <table:table-cell table:number-columns-repeated="3"/>
          <table:table-cell table:style-name="ce18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2"/>
          <table:table-cell table:style-name="ce20"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5000" calcext:value-type="float">
            <text:p>5000</text:p>
          </table:table-cell>
          <table:table-cell table:style-name="ce7" table:formula="of:=[.P22]*[.O22]*[.Q22]" office:value-type="float" office:value="1279520040000" calcext:value-type="float">
            <text:p>1,279,520,040,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45676671400" office:value-type="float" office:value="145676671400" calcext:value-type="float">
            <text:p>145,676,671,400</text:p>
          </table:table-cell>
          <table:table-cell table:style-name="ce16" table:formula="of:=([.B23]*8*8)/1000000" office:value-type="float" office:value="9323306.9696" calcext:value-type="float">
            <text:p>9,323,306.97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C23]/[.D23]" office:value-type="float" office:value="702.839532732262" calcext:value-type="float">
            <text:p>702.84</text:p>
          </table:table-cell>
          <table:table-cell table:style-name="ce18" office:value-type="float" office:value="822.067512" calcext:value-type="float">
            <text:p>822.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formula="of:=145676671400*8" office:value-type="float" office:value="1165413371200" calcext:value-type="float">
            <text:p>1,165,413,371,200</text:p>
          </table:table-cell>
          <table:table-cell table:style-name="ce16" table:formula="of:=([.I23]*8)/1000000" office:value-type="float" office:value="9323306.9696" calcext:value-type="float">
            <text:p>9,323,306.97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J23]/[.K23]" office:value-type="float" office:value="702.839532732262" calcext:value-type="float">
            <text:p>702.84</text:p>
          </table:table-cell>
          <table:table-cell table:style-name="ce18"/>
          <table:table-cell table:style-name="ce20" office:value-type="string" calcext:value-type="string">
            <text:p>doubl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5000" calcext:value-type="float">
            <text:p>5000</text:p>
          </table:table-cell>
          <table:table-cell table:style-name="ce7" table:formula="of:=[.P23]*[.O23]*[.Q23]" office:value-type="float" office:value="639760020000" calcext:value-type="float">
            <text:p>639,760,020,000</text:p>
          </table:table-cell>
          <table:table-cell table:style-name="ce7" table:formula="of:=[.R23]/8" office:value-type="float" office:value="79970002500" calcext:value-type="float">
            <text:p>79,970,002,500</text:p>
          </table:table-cell>
        </table:table-row>
        <table:table-row table:style-name="ro1">
          <table:table-cell table:number-columns-repeated="2"/>
          <table:table-cell table:style-name="ce16"/>
          <table:table-cell/>
          <table:table-cell table:style-name="ce18" table:number-columns-repeated="2"/>
          <table:table-cell table:number-columns-repeated="3"/>
          <table:table-cell table:style-name="ce7"/>
          <table:table-cell table:style-name="ce16"/>
          <table:table-cell/>
          <table:table-cell table:style-name="ce18"/>
          <table:table-cell table:number-columns-repeated="3"/>
          <table:table-cell office:value-type="string" calcext:value-type="string">
            <text:p>sum</text:p>
          </table:table-cell>
          <table:table-cell table:style-name="ce7" table:formula="of:=[.R21]+[.R22]+[.R23]" office:value-type="float" office:value="2399280060000" calcext:value-type="float">
            <text:p>2,399,280,060,000</text:p>
          </table:table-cell>
          <table:table-cell table:style-name="ce7" table:formula="of:=[.S21]+[.S23]" office:value-type="float" office:value="109970002500" calcext:value-type="float">
            <text:p>109,970,002,500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4.810395" calcext:value-type="float">
            <text:p>974.810395</text:p>
          </table:table-cell>
          <table:table-cell office:value-type="float" office:value="869.819833" calcext:value-type="float">
            <text:p>869.819833</text:p>
          </table:table-cell>
          <table:table-cell office:value-type="float" office:value="975.005436" calcext:value-type="float">
            <text:p>975.005436</text:p>
          </table:table-cell>
          <table:table-cell office:value-type="float" office:value="0.066689" calcext:value-type="float">
            <text:p>0.066689</text:p>
          </table:table-cell>
          <table:table-cell office:value-type="float" office:value="185.700615" calcext:value-type="float">
            <text:p>185.700615</text:p>
          </table:table-cell>
          <table:table-cell office:value-type="float" office:value="789.222304" calcext:value-type="float">
            <text:p>789.222304</text:p>
          </table:table-cell>
          <table:table-cell office:value-type="float" office:value="975.005628" calcext:value-type="float">
            <text:p>975.00562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4.069072" calcext:value-type="float">
            <text:p>524.069072</text:p>
          </table:table-cell>
          <table:table-cell office:value-type="float" office:value="415.545975" calcext:value-type="float">
            <text:p>415.545975</text:p>
          </table:table-cell>
          <table:table-cell office:value-type="float" office:value="524.191137" calcext:value-type="float">
            <text:p>524.191137</text:p>
          </table:table-cell>
          <table:table-cell office:value-type="float" office:value="0.065402" calcext:value-type="float">
            <text:p>0.065402</text:p>
          </table:table-cell>
          <table:table-cell office:value-type="float" office:value="95.986677" calcext:value-type="float">
            <text:p>95.986677</text:p>
          </table:table-cell>
          <table:table-cell office:value-type="float" office:value="428.119572" calcext:value-type="float">
            <text:p>428.119572</text:p>
          </table:table-cell>
          <table:table-cell office:value-type="float" office:value="524.191332" calcext:value-type="float">
            <text:p>524.19133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4.683091" calcext:value-type="float">
            <text:p>374.683091</text:p>
          </table:table-cell>
          <table:table-cell office:value-type="float" office:value="262.60308" calcext:value-type="float">
            <text:p>262.60308</text:p>
          </table:table-cell>
          <table:table-cell office:value-type="float" office:value="374.779878" calcext:value-type="float">
            <text:p>374.779878</text:p>
          </table:table-cell>
          <table:table-cell office:value-type="float" office:value="0.063905" calcext:value-type="float">
            <text:p>0.063905</text:p>
          </table:table-cell>
          <table:table-cell office:value-type="float" office:value="66.975057" calcext:value-type="float">
            <text:p>66.975057</text:p>
          </table:table-cell>
          <table:table-cell office:value-type="float" office:value="307.717565" calcext:value-type="float">
            <text:p>307.717565</text:p>
          </table:table-cell>
          <table:table-cell office:value-type="float" office:value="374.780087" calcext:value-type="float">
            <text:p>374.78008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3.102207" calcext:value-type="float">
            <text:p>493.102207</text:p>
          </table:table-cell>
          <table:table-cell office:value-type="float" office:value="349.83959" calcext:value-type="float">
            <text:p>349.83959</text:p>
          </table:table-cell>
          <table:table-cell office:value-type="float" office:value="493.219274" calcext:value-type="float">
            <text:p>493.219274</text:p>
          </table:table-cell>
          <table:table-cell office:value-type="float" office:value="0.074073" calcext:value-type="float">
            <text:p>0.074073</text:p>
          </table:table-cell>
          <table:table-cell office:value-type="float" office:value="207.870865" calcext:value-type="float">
            <text:p>207.870865</text:p>
          </table:table-cell>
          <table:table-cell office:value-type="float" office:value="285.243935" calcext:value-type="float">
            <text:p>285.243935</text:p>
          </table:table-cell>
          <table:table-cell office:value-type="float" office:value="493.219482" calcext:value-type="float">
            <text:p>493.219482</text:p>
          </table:table-cell>
          <table:table-cell table:number-columns-repeated="2"/>
          <table:table-cell office:value-type="string" calcext:value-type="string">
            <text:p>PAPI_L3_TCM: 145437044007 cache misses.</text:p>
          </table:table-cell>
          <table:table-cell table:number-columns-repeated="3"/>
          <table:table-cell table:style-name="ce7" office:value-type="float" office:value="145437044007" calcext:value-type="float">
            <text:p>145,437,044,00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9.712434" calcext:value-type="float">
            <text:p>409.712434</text:p>
          </table:table-cell>
          <table:table-cell office:value-type="float" office:value="253.207673" calcext:value-type="float">
            <text:p>253.207673</text:p>
          </table:table-cell>
          <table:table-cell office:value-type="float" office:value="409.814405" calcext:value-type="float">
            <text:p>409.814405</text:p>
          </table:table-cell>
          <table:table-cell office:value-type="float" office:value="0.073236" calcext:value-type="float">
            <text:p>0.073236</text:p>
          </table:table-cell>
          <table:table-cell office:value-type="float" office:value="172.817085" calcext:value-type="float">
            <text:p>172.817085</text:p>
          </table:table-cell>
          <table:table-cell office:value-type="float" office:value="236.893379" calcext:value-type="float">
            <text:p>236.893379</text:p>
          </table:table-cell>
          <table:table-cell office:value-type="float" office:value="409.814607" calcext:value-type="float">
            <text:p>409.814607</text:p>
          </table:table-cell>
          <table:table-cell table:number-columns-repeated="2"/>
          <table:table-cell office:value-type="string" calcext:value-type="string">
            <text:p>PAPI_L3_TCW: 239627393 total cache writes.</text:p>
          </table:table-cell>
          <table:table-cell table:number-columns-repeated="3"/>
          <table:table-cell table:style-name="ce7" office:value-type="float" office:value="239627393" calcext:value-type="float">
            <text:p>239,627,39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6.058432" calcext:value-type="float">
            <text:p>346.058432</text:p>
          </table:table-cell>
          <table:table-cell office:value-type="float" office:value="180.120094" calcext:value-type="float">
            <text:p>180.120094</text:p>
          </table:table-cell>
          <table:table-cell office:value-type="float" office:value="346.145252" calcext:value-type="float">
            <text:p>346.145252</text:p>
          </table:table-cell>
          <table:table-cell office:value-type="float" office:value="0.066893" calcext:value-type="float">
            <text:p>0.066893</text:p>
          </table:table-cell>
          <table:table-cell office:value-type="float" office:value="149.683915" calcext:value-type="float">
            <text:p>149.683915</text:p>
          </table:table-cell>
          <table:table-cell office:value-type="float" office:value="196.362142" calcext:value-type="float">
            <text:p>196.362142</text:p>
          </table:table-cell>
          <table:table-cell office:value-type="float" office:value="346.145461" calcext:value-type="float">
            <text:p>346.14546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3.634578" calcext:value-type="float">
            <text:p>293.634578</text:p>
          </table:table-cell>
          <table:table-cell office:value-type="float" office:value="113.337405" calcext:value-type="float">
            <text:p>113.337405</text:p>
          </table:table-cell>
          <table:table-cell office:value-type="float" office:value="293.723818" calcext:value-type="float">
            <text:p>293.723818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125.946988" calcext:value-type="float">
            <text:p>125.946988</text:p>
          </table:table-cell>
          <table:table-cell office:value-type="float" office:value="167.673691" calcext:value-type="float">
            <text:p>167.673691</text:p>
          </table:table-cell>
          <table:table-cell office:value-type="float" office:value="293.724018" calcext:value-type="float">
            <text:p>293.724018</text:p>
          </table:table-cell>
          <table:table-cell table:number-columns-repeated="6"/>
          <table:table-cell table:formula="of:=[.Q29]+[.Q30]" office:value-type="float" office:value="145676671400" calcext:value-type="float">
            <text:p>1456766714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75.243481" calcext:value-type="float">
            <text:p>275.243481</text:p>
          </table:table-cell>
          <table:table-cell office:value-type="float" office:value="66.99161" calcext:value-type="float">
            <text:p>66.99161</text:p>
          </table:table-cell>
          <table:table-cell office:value-type="float" office:value="275.317494" calcext:value-type="float">
            <text:p>275.317494</text:p>
          </table:table-cell>
          <table:table-cell office:value-type="float" office:value="0.4208" calcext:value-type="float">
            <text:p>0.4208</text:p>
          </table:table-cell>
          <table:table-cell office:value-type="float" office:value="114.70342" calcext:value-type="float">
            <text:p>114.70342</text:p>
          </table:table-cell>
          <table:table-cell office:value-type="float" office:value="159.931471" calcext:value-type="float">
            <text:p>159.931471</text:p>
          </table:table-cell>
          <table:table-cell office:value-type="float" office:value="275.317697" calcext:value-type="float">
            <text:p>275.31769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3.099676" calcext:value-type="float">
            <text:p>263.099676</text:p>
          </table:table-cell>
          <table:table-cell office:value-type="float" office:value="34.053181" calcext:value-type="float">
            <text:p>34.053181</text:p>
          </table:table-cell>
          <table:table-cell office:value-type="float" office:value="263.154212" calcext:value-type="float">
            <text:p>263.154212</text:p>
          </table:table-cell>
          <table:table-cell office:value-type="float" office:value="7.035603" calcext:value-type="float">
            <text:p>7.035603</text:p>
          </table:table-cell>
          <table:table-cell office:value-type="float" office:value="102.766727" calcext:value-type="float">
            <text:p>102.766727</text:p>
          </table:table-cell>
          <table:table-cell office:value-type="float" office:value="153.12871" calcext:value-type="float">
            <text:p>153.12871</text:p>
          </table:table-cell>
          <table:table-cell office:value-type="float" office:value="263.15434" calcext:value-type="float">
            <text:p>263.1543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1.493306" calcext:value-type="float">
            <text:p>271.493306</text:p>
          </table:table-cell>
          <table:table-cell office:value-type="float" office:value="15.553066" calcext:value-type="float">
            <text:p>15.553066</text:p>
          </table:table-cell>
          <table:table-cell office:value-type="float" office:value="271.580144" calcext:value-type="float">
            <text:p>271.580144</text:p>
          </table:table-cell>
          <table:table-cell office:value-type="float" office:value="41.208383" calcext:value-type="float">
            <text:p>41.208383</text:p>
          </table:table-cell>
          <table:table-cell office:value-type="float" office:value="99.869355" calcext:value-type="float">
            <text:p>99.869355</text:p>
          </table:table-cell>
          <table:table-cell office:value-type="float" office:value="130.349541" calcext:value-type="float">
            <text:p>130.349541</text:p>
          </table:table-cell>
          <table:table-cell office:value-type="float" office:value="271.580347" calcext:value-type="float">
            <text:p>271.58034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633114" calcext:value-type="float">
            <text:p>260.633114</text:p>
          </table:table-cell>
          <table:table-cell office:value-type="float" office:value="18.079705" calcext:value-type="float">
            <text:p>18.079705</text:p>
          </table:table-cell>
          <table:table-cell office:value-type="float" office:value="260.706228" calcext:value-type="float">
            <text:p>260.706228</text:p>
          </table:table-cell>
          <table:table-cell office:value-type="float" office:value="13.360069" calcext:value-type="float">
            <text:p>13.360069</text:p>
          </table:table-cell>
          <table:table-cell office:value-type="float" office:value="95.095089" calcext:value-type="float">
            <text:p>95.095089</text:p>
          </table:table-cell>
          <table:table-cell office:value-type="float" office:value="152.214256" calcext:value-type="float">
            <text:p>152.214256</text:p>
          </table:table-cell>
          <table:table-cell office:value-type="float" office:value="260.706429" calcext:value-type="float">
            <text:p>260.70642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0.980956" calcext:value-type="float">
            <text:p>290.980956</text:p>
          </table:table-cell>
          <table:table-cell office:value-type="float" office:value="0.656928" calcext:value-type="float">
            <text:p>0.656928</text:p>
          </table:table-cell>
          <table:table-cell office:value-type="float" office:value="291.071534" calcext:value-type="float">
            <text:p>291.071534</text:p>
          </table:table-cell>
          <table:table-cell office:value-type="float" office:value="71.3139" calcext:value-type="float">
            <text:p>71.3139</text:p>
          </table:table-cell>
          <table:table-cell office:value-type="float" office:value="85.789036" calcext:value-type="float">
            <text:p>85.789036</text:p>
          </table:table-cell>
          <table:table-cell office:value-type="float" office:value="133.872043" calcext:value-type="float">
            <text:p>133.872043</text:p>
          </table:table-cell>
          <table:table-cell office:value-type="float" office:value="291.071752" calcext:value-type="float">
            <text:p>291.07175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7.296152" calcext:value-type="float">
            <text:p>337.296152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337.396105" calcext:value-type="float">
            <text:p>337.396105</text:p>
          </table:table-cell>
          <table:table-cell office:value-type="float" office:value="195.004566" calcext:value-type="float">
            <text:p>195.004566</text:p>
          </table:table-cell>
          <table:table-cell office:value-type="float" office:value="49.840701" calcext:value-type="float">
            <text:p>49.840701</text:p>
          </table:table-cell>
          <table:table-cell office:value-type="float" office:value="92.537152" calcext:value-type="float">
            <text:p>92.537152</text:p>
          </table:table-cell>
          <table:table-cell office:value-type="float" office:value="337.396328" calcext:value-type="float">
            <text:p>337.39632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0.780961" calcext:value-type="float">
            <text:p>470.780961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470.855759" calcext:value-type="float">
            <text:p>470.855759</text:p>
          </table:table-cell>
          <table:table-cell office:value-type="float" office:value="340.841351" calcext:value-type="float">
            <text:p>340.841351</text:p>
          </table:table-cell>
          <table:table-cell office:value-type="float" office:value="50.47163" calcext:value-type="float">
            <text:p>50.47163</text:p>
          </table:table-cell>
          <table:table-cell office:value-type="float" office:value="79.528191" calcext:value-type="float">
            <text:p>79.528191</text:p>
          </table:table-cell>
          <table:table-cell office:value-type="float" office:value="470.855965" calcext:value-type="float">
            <text:p>470.85596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4.091551" calcext:value-type="float">
            <text:p>824.091551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824.182727" calcext:value-type="float">
            <text:p>824.182727</text:p>
          </table:table-cell>
          <table:table-cell office:value-type="float" office:value="736.842412" calcext:value-type="float">
            <text:p>736.842412</text:p>
          </table:table-cell>
          <table:table-cell office:value-type="float" office:value="22.226706" calcext:value-type="float">
            <text:p>22.226706</text:p>
          </table:table-cell>
          <table:table-cell office:value-type="float" office:value="65.081941" calcext:value-type="float">
            <text:p>65.081941</text:p>
          </table:table-cell>
          <table:table-cell office:value-type="float" office:value="824.182878" calcext:value-type="float">
            <text:p>824.182878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Raw analyze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9111264395" calcext:value-type="float">
            <text:p>4,479,111,264,39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9585475258" calcext:value-type="float">
            <text:p>2,239,585,475,25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3068231950" calcext:value-type="float">
            <text:p>1,493,068,231,95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0206504924" calcext:value-type="float">
            <text:p>1,120,206,504,92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6529187820" calcext:value-type="float">
            <text:p>896,529,187,82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398304839" calcext:value-type="float">
            <text:p>747,398,304,839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0838223900" calcext:value-type="float">
            <text:p>640,838,223,900</text:p>
          </table:table-cell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012172097" calcext:value-type="float">
            <text:p>561,012,172,097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8935571839" calcext:value-type="float">
            <text:p>498,935,571,83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730582630" calcext:value-type="float">
            <text:p>449,730,582,63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064625644" calcext:value-type="float">
            <text:p>409,064,625,64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5561909925" calcext:value-type="float">
            <text:p>375,561,909,925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6851847957" calcext:value-type="float">
            <text:p>346,851,847,95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1671311026" calcext:value-type="float">
            <text:p>321,671,311,02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194107341" calcext:value-type="float">
            <text:p>300,194,107,341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2.160717" calcext:value-type="float">
            <text:p>982.160717</text:p>
          </table:table-cell>
          <table:table-cell office:value-type="float" office:value="876.455736" calcext:value-type="float">
            <text:p>876.455736</text:p>
          </table:table-cell>
          <table:table-cell office:value-type="float" office:value="982.315266" calcext:value-type="float">
            <text:p>982.31526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186.669683" calcext:value-type="float">
            <text:p>186.669683</text:p>
          </table:table-cell>
          <table:table-cell office:value-type="float" office:value="795.561243" calcext:value-type="float">
            <text:p>795.561243</text:p>
          </table:table-cell>
          <table:table-cell office:value-type="float" office:value="982.315464" calcext:value-type="float">
            <text:p>982.31546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8.018196" calcext:value-type="float">
            <text:p>528.018196</text:p>
          </table:table-cell>
          <table:table-cell office:value-type="float" office:value="419.371042" calcext:value-type="float">
            <text:p>419.371042</text:p>
          </table:table-cell>
          <table:table-cell office:value-type="float" office:value="528.101559" calcext:value-type="float">
            <text:p>528.101559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97.130714" calcext:value-type="float">
            <text:p>97.130714</text:p>
          </table:table-cell>
          <table:table-cell office:value-type="float" office:value="430.879168" calcext:value-type="float">
            <text:p>430.879168</text:p>
          </table:table-cell>
          <table:table-cell office:value-type="float" office:value="528.101753" calcext:value-type="float">
            <text:p>528.10175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5.48228" calcext:value-type="float">
            <text:p>375.48228</text:p>
          </table:table-cell>
          <table:table-cell office:value-type="float" office:value="263.271025" calcext:value-type="float">
            <text:p>263.271025</text:p>
          </table:table-cell>
          <table:table-cell office:value-type="float" office:value="375.541882" calcext:value-type="float">
            <text:p>375.54188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67.363381" calcext:value-type="float">
            <text:p>67.363381</text:p>
          </table:table-cell>
          <table:table-cell office:value-type="float" office:value="308.082996" calcext:value-type="float">
            <text:p>308.082996</text:p>
          </table:table-cell>
          <table:table-cell office:value-type="float" office:value="375.542088" calcext:value-type="float">
            <text:p>375.54208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8.472246" calcext:value-type="float">
            <text:p>498.472246</text:p>
          </table:table-cell>
          <table:table-cell office:value-type="float" office:value="354.73616" calcext:value-type="float">
            <text:p>354.73616</text:p>
          </table:table-cell>
          <table:table-cell office:value-type="float" office:value="498.543148" calcext:value-type="float">
            <text:p>498.543148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211.319338" calcext:value-type="float">
            <text:p>211.319338</text:p>
          </table:table-cell>
          <table:table-cell office:value-type="float" office:value="287.128282" calcext:value-type="float">
            <text:p>287.128282</text:p>
          </table:table-cell>
          <table:table-cell office:value-type="float" office:value="498.543344" calcext:value-type="float">
            <text:p>498.54334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6.911672" calcext:value-type="float">
            <text:p>406.911672</text:p>
          </table:table-cell>
          <table:table-cell office:value-type="float" office:value="251.697446" calcext:value-type="float">
            <text:p>251.697446</text:p>
          </table:table-cell>
          <table:table-cell office:value-type="float" office:value="406.972628" calcext:value-type="float">
            <text:p>406.972628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171.382951" calcext:value-type="float">
            <text:p>171.382951</text:p>
          </table:table-cell>
          <table:table-cell office:value-type="float" office:value="235.489763" calcext:value-type="float">
            <text:p>235.489763</text:p>
          </table:table-cell>
          <table:table-cell office:value-type="float" office:value="406.972819" calcext:value-type="float">
            <text:p>406.97281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3.206996" calcext:value-type="float">
            <text:p>343.206996</text:p>
          </table:table-cell>
          <table:table-cell office:value-type="float" office:value="174.915863" calcext:value-type="float">
            <text:p>174.915863</text:p>
          </table:table-cell>
          <table:table-cell office:value-type="float" office:value="343.263885" calcext:value-type="float">
            <text:p>343.263885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146.969501" calcext:value-type="float">
            <text:p>146.969501</text:p>
          </table:table-cell>
          <table:table-cell office:value-type="float" office:value="196.195897" calcext:value-type="float">
            <text:p>196.195897</text:p>
          </table:table-cell>
          <table:table-cell office:value-type="float" office:value="343.264022" calcext:value-type="float">
            <text:p>343.26402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0.171944" calcext:value-type="float">
            <text:p>290.171944</text:p>
          </table:table-cell>
          <table:table-cell office:value-type="float" office:value="112.447825" calcext:value-type="float">
            <text:p>112.447825</text:p>
          </table:table-cell>
          <table:table-cell office:value-type="float" office:value="290.214395" calcext:value-type="float">
            <text:p>290.214395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124.348086" calcext:value-type="float">
            <text:p>124.348086</text:p>
          </table:table-cell>
          <table:table-cell office:value-type="float" office:value="165.771425" calcext:value-type="float">
            <text:p>165.771425</text:p>
          </table:table-cell>
          <table:table-cell office:value-type="float" office:value="290.214599" calcext:value-type="float">
            <text:p>290.21459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74.504086" calcext:value-type="float">
            <text:p>274.504086</text:p>
          </table:table-cell>
          <table:table-cell office:value-type="float" office:value="66.59036" calcext:value-type="float">
            <text:p>66.59036</text:p>
          </table:table-cell>
          <table:table-cell office:value-type="float" office:value="274.542633" calcext:value-type="float">
            <text:p>274.542633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114.640566" calcext:value-type="float">
            <text:p>114.640566</text:p>
          </table:table-cell>
          <table:table-cell office:value-type="float" office:value="159.130618" calcext:value-type="float">
            <text:p>159.130618</text:p>
          </table:table-cell>
          <table:table-cell office:value-type="float" office:value="274.542811" calcext:value-type="float">
            <text:p>274.54281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9.702093" calcext:value-type="float">
            <text:p>259.702093</text:p>
          </table:table-cell>
          <table:table-cell office:value-type="float" office:value="26.29461" calcext:value-type="float">
            <text:p>26.29461</text:p>
          </table:table-cell>
          <table:table-cell office:value-type="float" office:value="259.731712" calcext:value-type="float">
            <text:p>259.731712</text:p>
          </table:table-cell>
          <table:table-cell office:value-type="float" office:value="3.988859" calcext:value-type="float">
            <text:p>3.988859</text:p>
          </table:table-cell>
          <table:table-cell office:value-type="float" office:value="109.818346" calcext:value-type="float">
            <text:p>109.818346</text:p>
          </table:table-cell>
          <table:table-cell office:value-type="float" office:value="145.57818" calcext:value-type="float">
            <text:p>145.57818</text:p>
          </table:table-cell>
          <table:table-cell office:value-type="float" office:value="259.731844" calcext:value-type="float">
            <text:p>259.73184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6.185717" calcext:value-type="float">
            <text:p>266.185717</text:p>
          </table:table-cell>
          <table:table-cell office:value-type="float" office:value="9.505466" calcext:value-type="float">
            <text:p>9.505466</text:p>
          </table:table-cell>
          <table:table-cell office:value-type="float" office:value="266.234934" calcext:value-type="float">
            <text:p>266.234934</text:p>
          </table:table-cell>
          <table:table-cell office:value-type="float" office:value="44.12926" calcext:value-type="float">
            <text:p>44.12926</text:p>
          </table:table-cell>
          <table:table-cell office:value-type="float" office:value="97.631699" calcext:value-type="float">
            <text:p>97.631699</text:p>
          </table:table-cell>
          <table:table-cell office:value-type="float" office:value="124.186533" calcext:value-type="float">
            <text:p>124.186533</text:p>
          </table:table-cell>
          <table:table-cell office:value-type="float" office:value="266.235102" calcext:value-type="float">
            <text:p>266.23510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2.865662" calcext:value-type="float">
            <text:p>262.865662</text:p>
          </table:table-cell>
          <table:table-cell office:value-type="float" office:value="17.423317" calcext:value-type="float">
            <text:p>17.423317</text:p>
          </table:table-cell>
          <table:table-cell office:value-type="float" office:value="262.895188" calcext:value-type="float">
            <text:p>262.895188</text:p>
          </table:table-cell>
          <table:table-cell office:value-type="float" office:value="13.649573" calcext:value-type="float">
            <text:p>13.649573</text:p>
          </table:table-cell>
          <table:table-cell office:value-type="float" office:value="95.835124" calcext:value-type="float">
            <text:p>95.835124</text:p>
          </table:table-cell>
          <table:table-cell office:value-type="float" office:value="153.174558" calcext:value-type="float">
            <text:p>153.174558</text:p>
          </table:table-cell>
          <table:table-cell office:value-type="float" office:value="262.895387" calcext:value-type="float">
            <text:p>262.89538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7.230943" calcext:value-type="float">
            <text:p>297.230943</text:p>
          </table:table-cell>
          <table:table-cell office:value-type="float" office:value="1.023399" calcext:value-type="float">
            <text:p>1.023399</text:p>
          </table:table-cell>
          <table:table-cell office:value-type="float" office:value="297.292728" calcext:value-type="float">
            <text:p>297.292728</text:p>
          </table:table-cell>
          <table:table-cell office:value-type="float" office:value="62.023711" calcext:value-type="float">
            <text:p>62.023711</text:p>
          </table:table-cell>
          <table:table-cell office:value-type="float" office:value="94.319179" calcext:value-type="float">
            <text:p>94.319179</text:p>
          </table:table-cell>
          <table:table-cell office:value-type="float" office:value="140.751837" calcext:value-type="float">
            <text:p>140.751837</text:p>
          </table:table-cell>
          <table:table-cell office:value-type="float" office:value="297.292928" calcext:value-type="float">
            <text:p>297.29292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957728" calcext:value-type="float">
            <text:p>352.957728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352.987235" calcext:value-type="float">
            <text:p>352.987235</text:p>
          </table:table-cell>
          <table:table-cell office:value-type="float" office:value="183.430864" calcext:value-type="float">
            <text:p>183.430864</text:p>
          </table:table-cell>
          <table:table-cell office:value-type="float" office:value="66.372568" calcext:value-type="float">
            <text:p>66.372568</text:p>
          </table:table-cell>
          <table:table-cell office:value-type="float" office:value="103.124284" calcext:value-type="float">
            <text:p>103.124284</text:p>
          </table:table-cell>
          <table:table-cell office:value-type="float" office:value="352.987413" calcext:value-type="float">
            <text:p>352.98741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138491" calcext:value-type="float">
            <text:p>464.138491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464.171843" calcext:value-type="float">
            <text:p>464.171843</text:p>
          </table:table-cell>
          <table:table-cell office:value-type="float" office:value="341.278905" calcext:value-type="float">
            <text:p>341.278905</text:p>
          </table:table-cell>
          <table:table-cell office:value-type="float" office:value="44.900168" calcext:value-type="float">
            <text:p>44.900168</text:p>
          </table:table-cell>
          <table:table-cell office:value-type="float" office:value="77.849936" calcext:value-type="float">
            <text:p>77.849936</text:p>
          </table:table-cell>
          <table:table-cell office:value-type="float" office:value="464.172017" calcext:value-type="float">
            <text:p>464.17201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015545" calcext:value-type="float">
            <text:p>823.015545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823.062843" calcext:value-type="float">
            <text:p>823.062843</text:p>
          </table:table-cell>
          <table:table-cell office:value-type="float" office:value="735.156616" calcext:value-type="float">
            <text:p>735.156616</text:p>
          </table:table-cell>
          <table:table-cell office:value-type="float" office:value="22.650772" calcext:value-type="float">
            <text:p>22.650772</text:p>
          </table:table-cell>
          <table:table-cell office:value-type="float" office:value="65.185344" calcext:value-type="float">
            <text:p>65.185344</text:p>
          </table:table-cell>
          <table:table-cell office:value-type="float" office:value="823.06298" calcext:value-type="float">
            <text:p>823.0629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20:21:37.57503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7-01T22:13:42.049478013</dc:date>
    <meta:editing-duration>P10DT18H27M11S</meta:editing-duration>
    <meta:editing-cycles>76</meta:editing-cycles>
    <meta:generator>LibreOffice/7.0.6.2$Linux_X86_64 LibreOffice_project/00$Build-2</meta:generator>
    <meta:document-statistic meta:table-count="9" meta:cell-count="5366" meta:object-count="0"/>
  </office:meta>
</office:document-meta>
</file>